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5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4"/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2" style:family="table-cell" style:parent-style-name="Default" style:data-style-name="N2"/>
    <style:style style:name="ce5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56" style:family="table-cell" style:parent-style-name="Default" style:data-style-name="N0"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2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ext-properties style:font-name="Arial" style:font-name-asian="Arial" style:font-name-complex="Arial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5.476875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7.56708333333333cm"/>
    </style:style>
    <style:style style:name="co13" style:family="table-column">
      <style:table-column-properties fo:break-before="auto" style:column-width="4.73604166666667cm"/>
    </style:style>
    <style:style style:name="co14" style:family="table-column">
      <style:table-column-properties fo:break-before="auto" style:column-width="5.953125cm"/>
    </style:style>
    <style:style style:name="co15" style:family="table-column">
      <style:table-column-properties fo:break-before="auto" style:column-width="4.68312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2.301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rc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ce69"/>
        <table:table-column table:style-name="co7" table:default-cell-style-name="ce1"/>
        <table:table-column table:style-name="co8" table:default-cell-style-name="ce70"/>
        <table:table-column table:style-name="co9" table:default-cell-style-name="ce74"/>
        <table:table-column table:style-name="co10" table:number-columns-repeated="1016" table:default-cell-style-name="ce1"/>
        <table:table-column table:style-name="co11" table:number-columns-repeated="15357" table:default-cell-style-name="ce1"/>
        <table:table-row table:style-name="ro1">
          <table:table-cell office:value-type="string" table:number-columns-spanned="9" table:number-rows-spanned="1" table:style-name="ce7">
            <text:p>Darcy Data</text:p>
          </table:table-cell>
          <table:covered-table-cell table:number-columns-repeated="8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3">
            <text:p>Apparatus Diameter (cm)</text:p>
          </table:table-cell>
          <table:covered-table-cell/>
          <table:table-cell table:style-name="ce54"/>
          <table:table-cell office:value-type="float" office:value="35" table:style-name="ce55">
            <text:p>35</text:p>
          </table:table-cell>
          <table:table-cell table:number-columns-repeated="3" table:style-name="ce56"/>
          <table:table-cell table:style-name="ce66"/>
          <table:table-cell table:style-name="ce56"/>
          <table:table-cell table:style-name="ce71"/>
          <table:table-cell table:style-name="ce73"/>
          <table:table-cell table:number-columns-repeated="16373" table:style-name="ce1"/>
        </table:table-row>
        <table:table-row table:style-name="ro1">
          <table:table-cell office:value-type="string" table:style-name="ce56">
            <text:p>Area = (pi*(35/200)^2)</text:p>
          </table:table-cell>
          <table:table-cell office:value-type="float" office:value="9.6199999999999994E-2" table:style-name="ce56">
            <text:p>0.0962</text:p>
          </table:table-cell>
          <table:table-cell table:number-columns-repeated="5" table:style-name="ce56"/>
          <table:table-cell table:style-name="ce66"/>
          <table:table-cell table:style-name="ce56"/>
          <table:table-cell table:style-name="ce71"/>
          <table:table-cell table:style-name="ce73"/>
          <table:table-cell table:style-name="ce1">
            <draw:frame draw:z-index="1" draw:id="id0" draw:style-name="a0" draw:name="Chart 1" svg:x="0.92148in" svg:y="0.1903in" svg:width="6.18976in" svg:height="3.561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2">
          <table:table-cell office:value-type="string" table:style-name="ce57">
            <text:p>Experiment #</text:p>
          </table:table-cell>
          <table:table-cell office:value-type="string" table:style-name="ce57">
            <text:p>Test #</text:p>
          </table:table-cell>
          <table:table-cell office:value-type="string" table:style-name="ce57">
            <text:p>Area (m^2)</text:p>
          </table:table-cell>
          <table:table-cell office:value-type="string" table:style-name="ce57">
            <text:p>Packed sand length (m)</text:p>
          </table:table-cell>
          <table:table-cell office:value-type="string" table:style-name="ce57">
            <text:p>Flow (L/min)</text:p>
          </table:table-cell>
          <table:table-cell office:value-type="string" table:style-name="ce57">
            <text:p>Inlet head (m)</text:p>
          </table:table-cell>
          <table:table-cell office:value-type="string" table:style-name="ce57">
            <text:p>Hydraulic Gradient</text:p>
          </table:table-cell>
          <table:table-cell office:value-type="string" table:style-name="ce67">
            <text:p>Discharge (m/s)</text:p>
          </table:table-cell>
          <table:table-cell office:value-type="string" table:style-name="ce57">
            <text:p>Outlet head (m)</text:p>
          </table:table-cell>
          <table:table-cell office:value-type="string" table:style-name="ce72">
            <text:p>Hydraulic Conductivity (mm/s)</text:p>
          </table:table-cell>
          <table:table-cell office:value-type="string" table:style-name="ce72">
            <text:p>Hydraulic Conductivity (m/day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5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3.6" table:style-name="ce3">
            <text:p>3.6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1.1100000000000001" table:formula="of:=[.F6]-[.I6]" table:style-name="ce3">
            <text:p>1.11</text:p>
          </table:table-cell>
          <table:table-cell office:value-type="float" office:value="6.2370062370062384E-4" table:formula="of:=([.E6]*0.001)/([.C6]*60)" table:style-name="ce68">
            <text:p>0.000623701</text:p>
          </table:table-cell>
          <table:table-cell office:value-type="float" office:value="0" table:style-name="ce3">
            <text:p>0</text:p>
          </table:table-cell>
          <table:table-cell office:value-type="float" office:value="0.32589762319492049" table:formula="of:=(([.H6]*[.D6])/[.G6])*1000" table:style-name="ce73">
            <text:p>0.325897623</text:p>
          </table:table-cell>
          <table:table-cell office:value-type="float" office:value="28.157554644041131" table:formula="of:=[.J6]*86.4" table:style-name="ce73">
            <text:p>28.15755464</text:p>
          </table:table-cell>
          <table:table-cell table:number-columns-repeated="2" table:style-name="ce5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2" table:style-name="ce3">
            <text:p>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7.65" table:style-name="ce3">
            <text:p>7.65</text:p>
          </table:table-cell>
          <table:table-cell office:value-type="float" office:value="2.36" table:style-name="ce3">
            <text:p>2.36</text:p>
          </table:table-cell>
          <table:table-cell office:value-type="float" office:value="2.36" table:formula="of:=[.F7]-[.I7]" table:style-name="ce3">
            <text:p>2.36</text:p>
          </table:table-cell>
          <table:table-cell office:value-type="float" office:value="1.3253638253638257E-3" table:formula="of:=([.E7]*0.001)/([.C7]*60)" table:style-name="ce68">
            <text:p>0.001325364</text:p>
          </table:table-cell>
          <table:table-cell office:value-type="float" office:value="0" table:style-name="ce3">
            <text:p>0</text:p>
          </table:table-cell>
          <table:table-cell office:value-type="float" office:value="0.32572500792839781" table:formula="of:=(([.H7]*[.D7])/[.G7])*1000" table:style-name="ce73">
            <text:p>0.325725008</text:p>
          </table:table-cell>
          <table:table-cell office:value-type="float" office:value="27.143750660699816" table:formula="of:=[.J7]/0.012" table:style-name="ce73">
            <text:p>27.14375066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3" table:style-name="ce3">
            <text:p>3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4" table:formula="of:=[.F8]-[.I8]" table:style-name="ce3">
            <text:p>4</text:p>
          </table:table-cell>
          <table:table-cell office:value-type="float" office:value="2.0790020790020791E-3" table:formula="of:=([.E8]*0.001)/([.C8]*60)" table:style-name="ce68">
            <text:p>0.002079002</text:p>
          </table:table-cell>
          <table:table-cell office:value-type="float" office:value="0" table:style-name="ce3">
            <text:p>0</text:p>
          </table:table-cell>
          <table:table-cell office:value-type="float" office:value="0.30145530145530142" table:formula="of:=(([.H8]*[.D8])/[.G8])*1000" table:style-name="ce73">
            <text:p>0.301455301</text:p>
          </table:table-cell>
          <table:table-cell office:value-type="float" office:value="25.121275121275119" table:formula="of:=[.J8]/0.012" table:style-name="ce73">
            <text:p>25.12127512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4" table:style-name="ce3">
            <text:p>4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14.28" table:style-name="ce3">
            <text:p>14.2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9000000000000004" table:formula="of:=[.F9]-[.I9]" table:style-name="ce3">
            <text:p>4.9</text:p>
          </table:table-cell>
          <table:table-cell office:value-type="float" office:value="2.4740124740124741E-3" table:formula="of:=([.E9]*0.001)/([.C9]*60)" table:style-name="ce68">
            <text:p>0.002474012</text:p>
          </table:table-cell>
          <table:table-cell office:value-type="float" office:value="0" table:style-name="ce3">
            <text:p>0</text:p>
          </table:table-cell>
          <table:table-cell office:value-type="float" office:value="0.2928422928422928" table:formula="of:=(([.H9]*[.D9])/[.G9])*1000" table:style-name="ce73">
            <text:p>0.292842293</text:p>
          </table:table-cell>
          <table:table-cell office:value-type="float" office:value="24.403524403524401" table:formula="of:=[.J9]/0.012" table:style-name="ce73">
            <text:p>24.4035244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5" table:style-name="ce3">
            <text:p>5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15.2" table:style-name="ce3">
            <text:p>15.2</text:p>
          </table:table-cell>
          <table:table-cell office:value-type="float" office:value="5.0199999999999996" table:style-name="ce3">
            <text:p>5.02</text:p>
          </table:table-cell>
          <table:table-cell office:value-type="float" office:value="5.0199999999999996" table:formula="of:=[.F10]-[.I10]" table:style-name="ce3">
            <text:p>5.02</text:p>
          </table:table-cell>
          <table:table-cell office:value-type="float" office:value="2.6334026334026337E-3" table:formula="of:=([.E10]*0.001)/([.C10]*60)" table:style-name="ce68">
            <text:p>0.002633403</text:p>
          </table:table-cell>
          <table:table-cell office:value-type="float" office:value="0" table:style-name="ce3">
            <text:p>0</text:p>
          </table:table-cell>
          <table:table-cell office:value-type="float" office:value="0.30425767477560312" table:formula="of:=(([.H10]*[.D10])/[.G10])*1000" table:style-name="ce73">
            <text:p>0.304257675</text:p>
          </table:table-cell>
          <table:table-cell office:value-type="float" office:value="25.354806231300259" table:formula="of:=[.J10]/0.012" table:style-name="ce73">
            <text:p>25.35480623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6" table:style-name="ce3">
            <text:p>6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21.8" table:style-name="ce3">
            <text:p>21.8</text:p>
          </table:table-cell>
          <table:table-cell office:value-type="float" office:value="7.63" table:style-name="ce3">
            <text:p>7.63</text:p>
          </table:table-cell>
          <table:table-cell office:value-type="float" office:value="7.63" table:formula="of:=[.F11]-[.I11]" table:style-name="ce3">
            <text:p>7.63</text:p>
          </table:table-cell>
          <table:table-cell office:value-type="float" office:value="3.7768537768537772E-3" table:formula="of:=([.E11]*0.001)/([.C11]*60)" table:style-name="ce68">
            <text:p>0.003776854</text:p>
          </table:table-cell>
          <table:table-cell office:value-type="float" office:value="0" table:style-name="ce3">
            <text:p>0</text:p>
          </table:table-cell>
          <table:table-cell office:value-type="float" office:value="0.28710028710028712" table:formula="of:=(([.H11]*[.D11])/[.G11])*1000" table:style-name="ce73">
            <text:p>0.287100287</text:p>
          </table:table-cell>
          <table:table-cell office:value-type="float" office:value="23.925023925023925" table:formula="of:=[.J11]/0.012" table:style-name="ce73">
            <text:p>23.92502393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7" table:style-name="ce3">
            <text:p>7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23.41" table:style-name="ce3">
            <text:p>23.41</text:p>
          </table:table-cell>
          <table:table-cell office:value-type="float" office:value="8.1300000000000008" table:style-name="ce3">
            <text:p>8.13</text:p>
          </table:table-cell>
          <table:table-cell office:value-type="float" office:value="8.1300000000000008" table:formula="of:=[.F12]-[.I12]" table:style-name="ce3">
            <text:p>8.13</text:p>
          </table:table-cell>
          <table:table-cell office:value-type="float" office:value="4.0557865557865561E-3" table:formula="of:=([.E12]*0.001)/([.C12]*60)" table:style-name="ce68">
            <text:p>0.004055787</text:p>
          </table:table-cell>
          <table:table-cell office:value-type="float" office:value="0" table:style-name="ce3">
            <text:p>0</text:p>
          </table:table-cell>
          <table:table-cell office:value-type="float" office:value="0.28934270631687603" table:formula="of:=(([.H12]*[.D12])/[.G12])*1000" table:style-name="ce73">
            <text:p>0.289342706</text:p>
          </table:table-cell>
          <table:table-cell office:value-type="float" office:value="24.111892193073" table:formula="of:=[.J12]/0.012" table:style-name="ce73">
            <text:p>24.11189219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8" table:style-name="ce3">
            <text:p>8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24.5" table:style-name="ce3">
            <text:p>24.5</text:p>
          </table:table-cell>
          <table:table-cell office:value-type="float" office:value="8.58" table:style-name="ce3">
            <text:p>8.58</text:p>
          </table:table-cell>
          <table:table-cell office:value-type="float" office:value="8.58" table:formula="of:=[.F13]-[.I13]" table:style-name="ce3">
            <text:p>8.58</text:p>
          </table:table-cell>
          <table:table-cell office:value-type="float" office:value="4.2446292446292454E-3" table:formula="of:=([.E13]*0.001)/([.C13]*60)" table:style-name="ce68">
            <text:p>0.004244629</text:p>
          </table:table-cell>
          <table:table-cell office:value-type="float" office:value="0" table:style-name="ce3">
            <text:p>0</text:p>
          </table:table-cell>
          <table:table-cell office:value-type="float" office:value="0.28693297924067157" table:formula="of:=(([.H13]*[.D13])/[.G13])*1000" table:style-name="ce73">
            <text:p>0.286932979</text:p>
          </table:table-cell>
          <table:table-cell office:value-type="float" office:value="23.911081603389299" table:formula="of:=[.J13]/0.012" table:style-name="ce73">
            <text:p>23.9110816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9" table:style-name="ce3">
            <text:p>9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27.8" table:style-name="ce3">
            <text:p>27.8</text:p>
          </table:table-cell>
          <table:table-cell office:value-type="float" office:value="9.86" table:style-name="ce3">
            <text:p>9.86</text:p>
          </table:table-cell>
          <table:table-cell office:value-type="float" office:value="9.86" table:formula="of:=[.F14]-[.I14]" table:style-name="ce3">
            <text:p>9.86</text:p>
          </table:table-cell>
          <table:table-cell office:value-type="float" office:value="4.8163548163548172E-3" table:formula="of:=([.E14]*0.001)/([.C14]*60)" table:style-name="ce68">
            <text:p>0.004816355</text:p>
          </table:table-cell>
          <table:table-cell office:value-type="float" office:value="0" table:style-name="ce3">
            <text:p>0</text:p>
          </table:table-cell>
          <table:table-cell office:value-type="float" office:value="0.28331498919734216" table:formula="of:=(([.H14]*[.D14])/[.G14])*1000" table:style-name="ce73">
            <text:p>0.283314989</text:p>
          </table:table-cell>
          <table:table-cell office:value-type="float" office:value="23.609582433111846" table:formula="of:=[.J14]/0.012" table:style-name="ce73">
            <text:p>23.60958243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style-name="ce55"/>
          <table:table-cell office:value-type="float" office:value="10" table:style-name="ce3">
            <text:p>10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29.4" table:style-name="ce3">
            <text:p>29.4</text:p>
          </table:table-cell>
          <table:table-cell office:value-type="float" office:value="10.89" table:style-name="ce3">
            <text:p>10.89</text:p>
          </table:table-cell>
          <table:table-cell office:value-type="float" office:value="10.89" table:formula="of:=[.F15]-[.I15]" table:style-name="ce3">
            <text:p>10.89</text:p>
          </table:table-cell>
          <table:table-cell office:value-type="float" office:value="5.0935550935550938E-3" table:formula="of:=([.E15]*0.001)/([.C15]*60)" table:style-name="ce68">
            <text:p>0.005093555</text:p>
          </table:table-cell>
          <table:table-cell office:value-type="float" office:value="0" table:style-name="ce3">
            <text:p>0</text:p>
          </table:table-cell>
          <table:table-cell office:value-type="float" office:value="0.27128208946390764" table:formula="of:=(([.H15]*[.D15])/[.G15])*1000" table:style-name="ce73">
            <text:p>0.271282089</text:p>
          </table:table-cell>
          <table:table-cell office:value-type="float" office:value="22.606840788658971" table:formula="of:=[.J15]/0.012" table:style-name="ce73">
            <text:p>22.60684079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office:value-type="string" table:style-name="ce55">
            <text:p>Hydraulic Conductivity of Exp 1</text:p>
          </table:table-cell>
          <table:table-cell table:number-columns-repeated="6" table:style-name="ce3"/>
          <table:table-cell table:style-name="ce68"/>
          <table:table-cell table:style-name="ce3"/>
          <table:table-cell table:style-name="ce73"/>
          <table:table-cell office:value-type="float" office:value="24.834533200409783" table:formula="of:=SUM([.K6:.K15])/10" table:style-name="ce73">
            <text:p>24.8345332</text:p>
          </table:table-cell>
          <table:table-cell table:number-columns-repeated="2" table:style-name="ce4"/>
          <table:table-cell table:style-name="ce6"/>
          <table:table-cell table:style-name="ce4"/>
          <table:table-cell table:number-columns-repeated="2" table:style-name="ce6"/>
          <table:table-cell table:number-columns-repeated="16367"/>
        </table:table-row>
        <table:table-row table:style-name="ro1">
          <table:table-cell table:number-columns-repeated="2" table:style-name="ce57"/>
          <table:table-cell table:style-name="ce3"/>
          <table:table-cell table:number-columns-repeated="3" table:style-name="ce57"/>
          <table:table-cell table:style-name="ce3"/>
          <table:table-cell table:style-name="ce68"/>
          <table:table-cell table:style-name="ce57"/>
          <table:table-cell table:number-columns-repeated="2" table:style-name="ce73"/>
          <table:table-cell table:number-columns-repeated="16373"/>
        </table:table-row>
        <table:table-row table:style-name="ro1">
          <table:table-cell office:value-type="float" office:value="2" table:style-name="ce55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2.66" table:style-name="ce3">
            <text:p>2.66</text:p>
          </table:table-cell>
          <table:table-cell office:value-type="float" office:value="2.6" table:style-name="ce3">
            <text:p>2.6</text:p>
          </table:table-cell>
          <table:table-cell office:value-type="float" office:value="2.6" table:formula="of:=[.F18]-[.I18]" table:style-name="ce3">
            <text:p>2.6</text:p>
          </table:table-cell>
          <table:table-cell office:value-type="float" office:value="4.608454608454609E-4" table:formula="of:=([.E18]*0.001)/([.C18]*60)" table:style-name="ce68">
            <text:p>0.000460845</text:p>
          </table:table-cell>
          <table:table-cell office:value-type="float" office:value="0" table:style-name="ce3">
            <text:p>0</text:p>
          </table:table-cell>
          <table:table-cell office:value-type="float" office:value="0.20206300975531746" table:formula="of:=(([.H18]*[.D18])/[.G18])*1000" table:style-name="ce73">
            <text:p>0.20206301</text:p>
          </table:table-cell>
          <table:table-cell office:value-type="float" office:value="16.838584146276453" table:formula="of:=[.J18]/0.012" table:style-name="ce73">
            <text:p>16.83858415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2" table:style-name="ce3">
            <text:p>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4.28" table:style-name="ce3">
            <text:p>4.28</text:p>
          </table:table-cell>
          <table:table-cell office:value-type="float" office:value="4.7" table:style-name="ce3">
            <text:p>4.7</text:p>
          </table:table-cell>
          <table:table-cell office:value-type="float" office:value="4.7" table:formula="of:=[.F19]-[.I19]" table:style-name="ce3">
            <text:p>4.7</text:p>
          </table:table-cell>
          <table:table-cell office:value-type="float" office:value="7.4151074151074161E-4" table:formula="of:=([.E19]*0.001)/([.C19]*60)" table:style-name="ce68">
            <text:p>0.000741511</text:p>
          </table:table-cell>
          <table:table-cell office:value-type="float" office:value="0" table:style-name="ce3">
            <text:p>0</text:p>
          </table:table-cell>
          <table:table-cell office:value-type="float" office:value="0.17985579687707348" table:formula="of:=(([.H19]*[.D19])/[.G19])*1000" table:style-name="ce73">
            <text:p>0.179855797</text:p>
          </table:table-cell>
          <table:table-cell office:value-type="float" office:value="14.987983073089456" table:formula="of:=[.J19]/0.012" table:style-name="ce73">
            <text:p>14.98798307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3" table:style-name="ce3">
            <text:p>3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6.26" table:style-name="ce3">
            <text:p>6.26</text:p>
          </table:table-cell>
          <table:table-cell office:value-type="float" office:value="7.71" table:style-name="ce3">
            <text:p>7.71</text:p>
          </table:table-cell>
          <table:table-cell office:value-type="float" office:value="7.71" table:formula="of:=[.F20]-[.I20]" table:style-name="ce3">
            <text:p>7.71</text:p>
          </table:table-cell>
          <table:table-cell office:value-type="float" office:value="1.0845460845460846E-3" table:formula="of:=([.E20]*0.001)/([.C20]*60)" table:style-name="ce68">
            <text:p>0.001084546</text:p>
          </table:table-cell>
          <table:table-cell office:value-type="float" office:value="0" table:style-name="ce3">
            <text:p>0</text:p>
          </table:table-cell>
          <table:table-cell office:value-type="float" office:value="0.16036089966051054" table:formula="of:=(([.H20]*[.D20])/[.G20])*1000" table:style-name="ce73">
            <text:p>0.1603609</text:p>
          </table:table-cell>
          <table:table-cell office:value-type="float" office:value="13.363408305042544" table:formula="of:=[.J20]/0.012" table:style-name="ce73">
            <text:p>13.36340831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4" table:style-name="ce3">
            <text:p>4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8.6" table:style-name="ce3">
            <text:p>8.6</text:p>
          </table:table-cell>
          <table:table-cell office:value-type="float" office:value="10.34" table:style-name="ce3">
            <text:p>10.34</text:p>
          </table:table-cell>
          <table:table-cell office:value-type="float" office:value="10.34" table:formula="of:=[.F21]-[.I21]" table:style-name="ce3">
            <text:p>10.34</text:p>
          </table:table-cell>
          <table:table-cell office:value-type="float" office:value="1.4899514899514902E-3" table:formula="of:=([.E21]*0.001)/([.C21]*60)" table:style-name="ce68">
            <text:p>0.001489951</text:p>
          </table:table-cell>
          <table:table-cell office:value-type="float" office:value="0" table:style-name="ce3">
            <text:p>0</text:p>
          </table:table-cell>
          <table:table-cell office:value-type="float" office:value="0.16426931320548341" table:formula="of:=(([.H21]*[.D21])/[.G21])*1000" table:style-name="ce73">
            <text:p>0.164269313</text:p>
          </table:table-cell>
          <table:table-cell office:value-type="float" office:value="13.689109433790284" table:formula="of:=[.J21]/0.012" table:style-name="ce73">
            <text:p>13.68910943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5" table:style-name="ce3">
            <text:p>5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8.9" table:style-name="ce3">
            <text:p>8.9</text:p>
          </table:table-cell>
          <table:table-cell office:value-type="float" office:value="10.75" table:style-name="ce3">
            <text:p>10.75</text:p>
          </table:table-cell>
          <table:table-cell office:value-type="float" office:value="10.75" table:formula="of:=[.F22]-[.I22]" table:style-name="ce3">
            <text:p>10.75</text:p>
          </table:table-cell>
          <table:table-cell office:value-type="float" office:value="1.5419265419265422E-3" table:formula="of:=([.E22]*0.001)/([.C22]*60)" table:style-name="ce68">
            <text:p>0.001541927</text:p>
          </table:table-cell>
          <table:table-cell office:value-type="float" office:value="0" table:style-name="ce3">
            <text:p>0</text:p>
          </table:table-cell>
          <table:table-cell office:value-type="float" office:value="0.16351593095779143" table:formula="of:=(([.H22]*[.D22])/[.G22])*1000" table:style-name="ce73">
            <text:p>0.163515931</text:p>
          </table:table-cell>
          <table:table-cell office:value-type="float" office:value="13.626327579815953" table:formula="of:=[.J22]/0.012" table:style-name="ce73">
            <text:p>13.62632758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6" table:style-name="ce3">
            <text:p>6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10.4" table:style-name="ce3">
            <text:p>10.4</text:p>
          </table:table-cell>
          <table:table-cell office:value-type="float" office:value="12.34" table:style-name="ce3">
            <text:p>12.34</text:p>
          </table:table-cell>
          <table:table-cell office:value-type="float" office:value="12.34" table:formula="of:=[.F23]-[.I23]" table:style-name="ce3">
            <text:p>12.34</text:p>
          </table:table-cell>
          <table:table-cell office:value-type="float" office:value="1.8018018018018023E-3" table:formula="of:=([.E23]*0.001)/([.C23]*60)" table:style-name="ce68">
            <text:p>0.001801802</text:p>
          </table:table-cell>
          <table:table-cell office:value-type="float" office:value="0" table:style-name="ce3">
            <text:p>0</text:p>
          </table:table-cell>
          <table:table-cell office:value-type="float" office:value="0.16645494765429936" table:formula="of:=(([.H23]*[.D23])/[.G23])*1000" table:style-name="ce73">
            <text:p>0.166454948</text:p>
          </table:table-cell>
          <table:table-cell office:value-type="float" office:value="13.87124563785828" table:formula="of:=[.J23]/0.012" table:style-name="ce73">
            <text:p>13.87124564</text:p>
          </table:table-cell>
          <table:table-cell table:number-columns-repeated="16373"/>
        </table:table-row>
        <table:table-row table:style-name="ro1">
          <table:table-cell office:value-type="string" table:style-name="ce55">
            <text:p>Hydraulic Conductivity of Exp 2</text:p>
          </table:table-cell>
          <table:table-cell table:number-columns-repeated="6" table:style-name="ce3"/>
          <table:table-cell table:style-name="ce68"/>
          <table:table-cell table:style-name="ce3"/>
          <table:table-cell table:style-name="ce73"/>
          <table:table-cell office:value-type="float" office:value="14.396109695978829" table:formula="of:=SUM([.K18:.K23]/6)" table:number-matrix-columns-spanned="1" table:number-matrix-rows-spanned="1" table:style-name="ce73">
            <text:p>14.3961097</text:p>
          </table:table-cell>
          <table:table-cell table:number-columns-repeated="16373"/>
        </table:table-row>
        <table:table-row table:style-name="ro1">
          <table:table-cell table:number-columns-repeated="2" table:style-name="ce55"/>
          <table:table-cell table:style-name="ce3"/>
          <table:table-cell table:number-columns-repeated="3" table:style-name="ce55"/>
          <table:table-cell table:style-name="ce3"/>
          <table:table-cell table:style-name="ce68"/>
          <table:table-cell table:style-name="ce55"/>
          <table:table-cell table:number-columns-repeated="2" table:style-name="ce73"/>
          <table:table-cell table:number-columns-repeated="16373"/>
        </table:table-row>
        <table:table-row table:style-name="ro1">
          <table:table-cell office:value-type="float" office:value="3" table:style-name="ce5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1" table:style-name="ce3">
            <text:p>1.71</text:p>
          </table:table-cell>
          <table:table-cell office:value-type="float" office:value="2.13" table:style-name="ce3">
            <text:p>2.13</text:p>
          </table:table-cell>
          <table:table-cell office:value-type="float" office:value="2.57" table:style-name="ce3">
            <text:p>2.57</text:p>
          </table:table-cell>
          <table:table-cell office:value-type="float" office:value="2.57" table:formula="of:=[.F26]-[.I26]" table:style-name="ce3">
            <text:p>2.57</text:p>
          </table:table-cell>
          <table:table-cell office:value-type="float" office:value="3.6902286902286907E-4" table:formula="of:=([.E26]*0.001)/([.C26]*60)" table:style-name="ce68">
            <text:p>0.000369023</text:p>
          </table:table-cell>
          <table:table-cell office:value-type="float" office:value="0" table:style-name="ce3">
            <text:p>0</text:p>
          </table:table-cell>
          <table:table-cell office:value-type="float" office:value="0.24553661713194794" table:formula="of:=(([.H26]*[.D26])/[.G26])*1000" table:style-name="ce73">
            <text:p>0.245536617</text:p>
          </table:table-cell>
          <table:table-cell office:value-type="float" office:value="20.46138476099566" table:formula="of:=[.J26]/0.012" table:style-name="ce73">
            <text:p>20.46138476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2" table:style-name="ce3">
            <text:p>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1" table:style-name="ce3">
            <text:p>1.71</text:p>
          </table:table-cell>
          <table:table-cell office:value-type="float" office:value="3.9" table:style-name="ce3">
            <text:p>3.9</text:p>
          </table:table-cell>
          <table:table-cell office:value-type="float" office:value="5.09" table:style-name="ce3">
            <text:p>5.09</text:p>
          </table:table-cell>
          <table:table-cell office:value-type="float" office:value="5.09" table:formula="of:=[.F27]-[.I27]" table:style-name="ce3">
            <text:p>5.09</text:p>
          </table:table-cell>
          <table:table-cell office:value-type="float" office:value="6.7567567567567571E-4" table:formula="of:=([.E27]*0.001)/([.C27]*60)" table:style-name="ce68">
            <text:p>0.000675676</text:p>
          </table:table-cell>
          <table:table-cell office:value-type="float" office:value="0" table:style-name="ce3">
            <text:p>0</text:p>
          </table:table-cell>
          <table:table-cell office:value-type="float" office:value="0.22699516805607178" table:formula="of:=(([.H27]*[.D27])/[.G27])*1000" table:style-name="ce73">
            <text:p>0.226995168</text:p>
          </table:table-cell>
          <table:table-cell office:value-type="float" office:value="18.916264004672648" table:formula="of:=[.J27]/0.012" table:style-name="ce73">
            <text:p>18.916264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3" table:style-name="ce3">
            <text:p>3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1" table:style-name="ce3">
            <text:p>1.71</text:p>
          </table:table-cell>
          <table:table-cell office:value-type="float" office:value="7.25" table:style-name="ce3">
            <text:p>7.25</text:p>
          </table:table-cell>
          <table:table-cell office:value-type="float" office:value="9.4600000000000009" table:style-name="ce3">
            <text:p>9.46</text:p>
          </table:table-cell>
          <table:table-cell office:value-type="float" office:value="9.4600000000000009" table:formula="of:=[.F28]-[.I28]" table:style-name="ce3">
            <text:p>9.46</text:p>
          </table:table-cell>
          <table:table-cell office:value-type="float" office:value="1.2560637560637563E-3" table:formula="of:=([.E28]*0.001)/([.C28]*60)" table:style-name="ce68">
            <text:p>0.001256064</text:p>
          </table:table-cell>
          <table:table-cell office:value-type="float" office:value="0" table:style-name="ce3">
            <text:p>0</text:p>
          </table:table-cell>
          <table:table-cell office:value-type="float" office:value="0.22704746541955848" table:formula="of:=(([.H28]*[.D28])/[.G28])*1000" table:style-name="ce73">
            <text:p>0.227047465</text:p>
          </table:table-cell>
          <table:table-cell office:value-type="float" office:value="18.920622118296539" table:formula="of:=[.J28]/0.012" table:style-name="ce73">
            <text:p>18.92062212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4" table:style-name="ce3">
            <text:p>4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1" table:style-name="ce3">
            <text:p>1.71</text:p>
          </table:table-cell>
          <table:table-cell office:value-type="float" office:value="8.5500000000000007" table:style-name="ce3">
            <text:p>8.55</text:p>
          </table:table-cell>
          <table:table-cell office:value-type="float" office:value="12.35" table:style-name="ce3">
            <text:p>12.35</text:p>
          </table:table-cell>
          <table:table-cell office:value-type="float" office:value="12.35" table:formula="of:=[.F29]-[.I29]" table:style-name="ce3">
            <text:p>12.35</text:p>
          </table:table-cell>
          <table:table-cell office:value-type="float" office:value="1.4812889812889816E-3" table:formula="of:=([.E29]*0.001)/([.C29]*60)" table:style-name="ce68">
            <text:p>0.001481289</text:p>
          </table:table-cell>
          <table:table-cell office:value-type="float" office:value="0" table:style-name="ce3">
            <text:p>0</text:p>
          </table:table-cell>
          <table:table-cell office:value-type="float" office:value="0.20510155125539747" table:formula="of:=(([.H29]*[.D29])/[.G29])*1000" table:style-name="ce73">
            <text:p>0.205101551</text:p>
          </table:table-cell>
          <table:table-cell office:value-type="float" office:value="17.09179593794979" table:formula="of:=[.J29]/0.012" table:style-name="ce73">
            <text:p>17.09179594</text:p>
          </table:table-cell>
          <table:table-cell table:number-columns-repeated="16373"/>
        </table:table-row>
        <table:table-row table:style-name="ro1">
          <table:table-cell office:value-type="string" table:style-name="ce55">
            <text:p>Hydraulic Conductivity of Exp 3</text:p>
          </table:table-cell>
          <table:table-cell table:number-columns-repeated="6" table:style-name="ce3"/>
          <table:table-cell table:style-name="ce68"/>
          <table:table-cell table:style-name="ce3"/>
          <table:table-cell table:style-name="ce73"/>
          <table:table-cell office:value-type="float" office:value="18.847516705478661" table:formula="of:=SUM([.K26:.K29])/4" table:style-name="ce73">
            <text:p>18.84751671</text:p>
          </table:table-cell>
          <table:table-cell table:number-columns-repeated="16373"/>
        </table:table-row>
        <table:table-row table:style-name="ro1">
          <table:table-cell table:number-columns-repeated="2" table:style-name="ce55"/>
          <table:table-cell table:style-name="ce3"/>
          <table:table-cell table:number-columns-repeated="3" table:style-name="ce55"/>
          <table:table-cell table:style-name="ce3"/>
          <table:table-cell table:style-name="ce68"/>
          <table:table-cell table:style-name="ce55"/>
          <table:table-cell table:number-columns-repeated="2" table:style-name="ce73"/>
          <table:table-cell table:number-columns-repeated="16373"/>
        </table:table-row>
        <table:table-row table:style-name="ro1">
          <table:table-cell office:value-type="float" office:value="4" table:style-name="ce55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" table:style-name="ce3">
            <text:p>1.7</text:p>
          </table:table-cell>
          <table:table-cell office:value-type="float" office:value="5.25" table:style-name="ce3">
            <text:p>5.25</text:p>
          </table:table-cell>
          <table:table-cell office:value-type="float" office:value="6.98" table:style-name="ce3">
            <text:p>6.98</text:p>
          </table:table-cell>
          <table:table-cell office:value-type="float" office:value="6.98" table:formula="of:=[.F32]-[.I32]" table:style-name="ce3">
            <text:p>6.98</text:p>
          </table:table-cell>
          <table:table-cell office:value-type="float" office:value="9.0956340956340972E-4" table:formula="of:=([.E32]*0.001)/([.C32]*60)" table:style-name="ce68">
            <text:p>0.000909563</text:p>
          </table:table-cell>
          <table:table-cell office:value-type="float" office:value="0" table:style-name="ce3">
            <text:p>0</text:p>
          </table:table-cell>
          <table:table-cell office:value-type="float" office:value="0.22152690490799376" table:formula="of:=(([.H32]*[.D32])/[.G32])*1000" table:style-name="ce73">
            <text:p>0.221526905</text:p>
          </table:table-cell>
          <table:table-cell office:value-type="float" office:value="18.460575408999478" table:formula="of:=[.J32]/0.012" table:style-name="ce73">
            <text:p>18.46057541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2" table:style-name="ce3">
            <text:p>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" table:style-name="ce3">
            <text:p>1.7</text:p>
          </table:table-cell>
          <table:table-cell office:value-type="float" office:value="7" table:style-name="ce3">
            <text:p>7</text:p>
          </table:table-cell>
          <table:table-cell office:value-type="float" office:value="9.9499999999999993" table:style-name="ce3">
            <text:p>9.95</text:p>
          </table:table-cell>
          <table:table-cell office:value-type="float" office:value="9.9499999999999993" table:formula="of:=[.F33]-[.I33]" table:style-name="ce3">
            <text:p>9.95</text:p>
          </table:table-cell>
          <table:table-cell office:value-type="float" office:value="1.2127512127512129E-3" table:formula="of:=([.E33]*0.001)/([.C33]*60)" table:style-name="ce68">
            <text:p>0.001212751</text:p>
          </table:table-cell>
          <table:table-cell office:value-type="float" office:value="0" table:style-name="ce3">
            <text:p>0</text:p>
          </table:table-cell>
          <table:table-cell office:value-type="float" office:value="0.20720372479166452" table:formula="of:=(([.H33]*[.D33])/[.G33])*1000" table:style-name="ce73">
            <text:p>0.207203725</text:p>
          </table:table-cell>
          <table:table-cell office:value-type="float" office:value="17.266977065972043" table:formula="of:=[.J33]/0.012" table:style-name="ce73">
            <text:p>17.26697707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3" table:style-name="ce3">
            <text:p>3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7" table:style-name="ce3">
            <text:p>1.7</text:p>
          </table:table-cell>
          <table:table-cell office:value-type="float" office:value="10.3" table:style-name="ce3">
            <text:p>10.3</text:p>
          </table:table-cell>
          <table:table-cell office:value-type="float" office:value="13.93" table:style-name="ce3">
            <text:p>13.93</text:p>
          </table:table-cell>
          <table:table-cell office:value-type="float" office:value="13.93" table:formula="of:=[.F34]-[.I34]" table:style-name="ce3">
            <text:p>13.93</text:p>
          </table:table-cell>
          <table:table-cell office:value-type="float" office:value="1.7844767844767846E-3" table:formula="of:=([.E34]*0.001)/([.C34]*60)" table:style-name="ce68">
            <text:p>0.001784477</text:p>
          </table:table-cell>
          <table:table-cell office:value-type="float" office:value="0" table:style-name="ce3">
            <text:p>0</text:p>
          </table:table-cell>
          <table:table-cell office:value-type="float" office:value="0.21777534340348412" table:formula="of:=(([.H34]*[.D34])/[.G34])*1000" table:style-name="ce73">
            <text:p>0.217775343</text:p>
          </table:table-cell>
          <table:table-cell office:value-type="float" office:value="18.147945283623677" table:formula="of:=[.J34]/0.012" table:style-name="ce73">
            <text:p>18.14794528</text:p>
          </table:table-cell>
          <table:table-cell table:number-columns-repeated="16373"/>
        </table:table-row>
        <table:table-row table:style-name="ro1">
          <table:table-cell office:value-type="string" table:style-name="ce55">
            <text:p>Hydraulic Conductivity of Exp 4</text:p>
          </table:table-cell>
          <table:table-cell table:number-columns-repeated="6" table:style-name="ce3"/>
          <table:table-cell table:style-name="ce68"/>
          <table:table-cell table:style-name="ce3"/>
          <table:table-cell table:style-name="ce73"/>
          <table:table-cell office:value-type="float" office:value="17.958499252865064" table:formula="of:=SUM([.K32:.K34])/3" table:style-name="ce73">
            <text:p>17.95849925</text:p>
          </table:table-cell>
          <table:table-cell table:number-columns-repeated="16373"/>
        </table:table-row>
        <table:table-row table:style-name="ro1">
          <table:table-cell table:number-columns-repeated="2" table:style-name="ce55"/>
          <table:table-cell table:style-name="ce3"/>
          <table:table-cell table:number-columns-repeated="3" table:style-name="ce55"/>
          <table:table-cell table:style-name="ce3"/>
          <table:table-cell table:style-name="ce68"/>
          <table:table-cell table:style-name="ce55"/>
          <table:table-cell table:number-columns-repeated="2" table:style-name="ce73"/>
          <table:table-cell table:number-columns-repeated="16373"/>
        </table:table-row>
        <table:table-row table:style-name="ro1">
          <table:table-cell office:value-type="float" office:value="5" table:style-name="ce55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8.8" table:style-name="ce3">
            <text:p>18.8</text:p>
          </table:table-cell>
          <table:table-cell office:value-type="float" office:value="9.48" table:style-name="ce3">
            <text:p>9.48</text:p>
          </table:table-cell>
          <table:table-cell office:value-type="float" office:value="13.08" table:formula="of:=[.F37]-[.I37]" table:style-name="ce3">
            <text:p>13.08</text:p>
          </table:table-cell>
          <table:table-cell office:value-type="float" office:value="3.2571032571032574E-3" table:formula="of:=([.E37]*0.001)/([.C37]*60)" table:style-name="ce68">
            <text:p>0.003257103</text:p>
          </table:table-cell>
          <table:table-cell office:value-type="float" office:value="-3.6" table:style-name="ce3">
            <text:p>-3.6</text:p>
          </table:table-cell>
          <table:table-cell office:value-type="float" office:value="0.27391541153009052" table:formula="of:=(([.H37]*[.D37])/[.G37])*1000" table:style-name="ce73">
            <text:p>0.273915412</text:p>
          </table:table-cell>
          <table:table-cell office:value-type="float" office:value="22.826284294174211" table:formula="of:=[.J37]/0.012" table:style-name="ce73">
            <text:p>22.82628429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2" table:style-name="ce3">
            <text:p>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8.3" table:style-name="ce3">
            <text:p>18.3</text:p>
          </table:table-cell>
          <table:table-cell office:value-type="float" office:value="12.88" table:style-name="ce3">
            <text:p>12.88</text:p>
          </table:table-cell>
          <table:table-cell office:value-type="float" office:value="12.88" table:formula="of:=[.F38]-[.I38]" table:style-name="ce3">
            <text:p>12.88</text:p>
          </table:table-cell>
          <table:table-cell office:value-type="float" office:value="3.1704781704781711E-3" table:formula="of:=([.E38]*0.001)/([.C38]*60)" table:style-name="ce68">
            <text:p>0.003170478</text:p>
          </table:table-cell>
          <table:table-cell office:value-type="float" office:value="0" table:style-name="ce3">
            <text:p>0</text:p>
          </table:table-cell>
          <table:table-cell office:value-type="float" office:value="0.27077065120543387" table:formula="of:=(([.H38]*[.D38])/[.G38])*1000" table:style-name="ce73">
            <text:p>0.270770651</text:p>
          </table:table-cell>
          <table:table-cell office:value-type="float" office:value="22.564220933786157" table:formula="of:=[.J38]/0.012" table:style-name="ce73">
            <text:p>22.56422093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3" table:style-name="ce3">
            <text:p>3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8" table:style-name="ce3">
            <text:p>18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12.58" table:formula="of:=[.F39]-[.I39]" table:style-name="ce3">
            <text:p>12.58</text:p>
          </table:table-cell>
          <table:table-cell office:value-type="float" office:value="3.1185031185031191E-3" table:formula="of:=([.E39]*0.001)/([.C39]*60)" table:style-name="ce68">
            <text:p>0.003118503</text:p>
          </table:table-cell>
          <table:table-cell office:value-type="float" office:value="-2.78" table:style-name="ce3">
            <text:p>-2.78</text:p>
          </table:table-cell>
          <table:table-cell office:value-type="float" office:value="0.27268310257181488" table:formula="of:=(([.H39]*[.D39])/[.G39])*1000" table:style-name="ce73">
            <text:p>0.272683103</text:p>
          </table:table-cell>
          <table:table-cell office:value-type="float" office:value="22.723591880984575" table:formula="of:=[.J39]/0.012" table:style-name="ce73">
            <text:p>22.72359188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4" table:style-name="ce3">
            <text:p>4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2.87" table:style-name="ce3">
            <text:p>12.87</text:p>
          </table:table-cell>
          <table:table-cell office:value-type="float" office:value="12.409999999999998" table:formula="of:=[.F40]-[.I40]" table:style-name="ce3">
            <text:p>12.41</text:p>
          </table:table-cell>
          <table:table-cell office:value-type="float" office:value="3.0145530145530147E-3" table:formula="of:=([.E40]*0.001)/([.C40]*60)" table:style-name="ce68">
            <text:p>0.003014553</text:p>
          </table:table-cell>
          <table:table-cell office:value-type="float" office:value="0.46" table:style-name="ce3">
            <text:p>0.46</text:p>
          </table:table-cell>
          <table:table-cell office:value-type="float" office:value="0.26720453795393367" table:formula="of:=(([.H40]*[.D40])/[.G40])*1000" table:style-name="ce73">
            <text:p>0.267204538</text:p>
          </table:table-cell>
          <table:table-cell office:value-type="float" office:value="22.267044829494473" table:formula="of:=[.J40]/0.012" table:style-name="ce73">
            <text:p>22.26704483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5" table:style-name="ce3">
            <text:p>5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8.100000000000001" table:style-name="ce3">
            <text:p>18.1</text:p>
          </table:table-cell>
          <table:table-cell office:value-type="float" office:value="12.8" table:style-name="ce3">
            <text:p>12.8</text:p>
          </table:table-cell>
          <table:table-cell office:value-type="float" office:value="12.31" table:formula="of:=[.F41]-[.I41]" table:style-name="ce3">
            <text:p>12.31</text:p>
          </table:table-cell>
          <table:table-cell office:value-type="float" office:value="3.1358281358281363E-3" table:formula="of:=([.E41]*0.001)/([.C41]*60)" table:style-name="ce68">
            <text:p>0.003135828</text:p>
          </table:table-cell>
          <table:table-cell office:value-type="float" office:value="0.49" table:style-name="ce3">
            <text:p>0.49</text:p>
          </table:table-cell>
          <table:table-cell office:value-type="float" office:value="0.28021209987091389" table:formula="of:=(([.H41]*[.D41])/[.G41])*1000" table:style-name="ce73">
            <text:p>0.2802121</text:p>
          </table:table-cell>
          <table:table-cell office:value-type="float" office:value="23.351008322576156" table:formula="of:=[.J41]/0.012" table:style-name="ce73">
            <text:p>23.35100832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6" table:style-name="ce3">
            <text:p>6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4.9" table:style-name="ce3">
            <text:p>14.9</text:p>
          </table:table-cell>
          <table:table-cell office:value-type="float" office:value="8.86" table:style-name="ce3">
            <text:p>8.86</text:p>
          </table:table-cell>
          <table:table-cell office:value-type="float" office:value="9.69" table:formula="of:=[.F42]-[.I42]" table:style-name="ce3">
            <text:p>9.69</text:p>
          </table:table-cell>
          <table:table-cell office:value-type="float" office:value="2.5814275814275817E-3" table:formula="of:=([.E42]*0.001)/([.C42]*60)" table:style-name="ce68">
            <text:p>0.002581428</text:p>
          </table:table-cell>
          <table:table-cell office:value-type="float" office:value="-0.83" table:style-name="ce3">
            <text:p>-0.83</text:p>
          </table:table-cell>
          <table:table-cell office:value-type="float" office:value="0.29304131471314143" table:formula="of:=(([.H42]*[.D42])/[.G42])*1000" table:style-name="ce73">
            <text:p>0.293041315</text:p>
          </table:table-cell>
          <table:table-cell office:value-type="float" office:value="24.420109559428454" table:formula="of:=[.J42]/0.012" table:style-name="ce73">
            <text:p>24.42010956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7" table:style-name="ce3">
            <text:p>7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2.1" table:style-name="ce3">
            <text:p>12.1</text:p>
          </table:table-cell>
          <table:table-cell office:value-type="float" office:value="12.84" table:style-name="ce3">
            <text:p>12.84</text:p>
          </table:table-cell>
          <table:table-cell office:value-type="float" office:value="8.44" table:formula="of:=[.F43]-[.I43]" table:style-name="ce3">
            <text:p>8.44</text:p>
          </table:table-cell>
          <table:table-cell office:value-type="float" office:value="2.0963270963270963E-3" table:formula="of:=([.E43]*0.001)/([.C43]*60)" table:style-name="ce68">
            <text:p>0.002096327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0.27321798648812867" table:formula="of:=(([.H43]*[.D43])/[.G43])*1000" table:style-name="ce73">
            <text:p>0.273217986</text:p>
          </table:table-cell>
          <table:table-cell office:value-type="float" office:value="22.768165540677391" table:formula="of:=[.J43]/0.012" table:style-name="ce73">
            <text:p>22.76816554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8" table:style-name="ce3">
            <text:p>8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9.8000000000000007" table:style-name="ce3">
            <text:p>9.8</text:p>
          </table:table-cell>
          <table:table-cell office:value-type="float" office:value="6.71" table:style-name="ce3">
            <text:p>6.71</text:p>
          </table:table-cell>
          <table:table-cell office:value-type="float" office:value="6.71" table:formula="of:=[.F44]-[.I44]" table:style-name="ce3">
            <text:p>6.71</text:p>
          </table:table-cell>
          <table:table-cell office:value-type="float" office:value="1.6978516978516983E-3" table:formula="of:=([.E44]*0.001)/([.C44]*60)" table:style-name="ce68">
            <text:p>0.001697852</text:p>
          </table:table-cell>
          <table:table-cell office:value-type="float" office:value="0" table:style-name="ce3">
            <text:p>0</text:p>
          </table:table-cell>
          <table:table-cell office:value-type="float" office:value="0.27833634391011453" table:formula="of:=(([.H44]*[.D44])/[.G44])*1000" table:style-name="ce73">
            <text:p>0.278336344</text:p>
          </table:table-cell>
          <table:table-cell office:value-type="float" office:value="23.194695325842876" table:formula="of:=[.J44]/0.012" table:style-name="ce73">
            <text:p>23.19469533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9" table:style-name="ce3">
            <text:p>9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7.9" table:style-name="ce3">
            <text:p>7.9</text:p>
          </table:table-cell>
          <table:table-cell office:value-type="float" office:value="12.81" table:style-name="ce3">
            <text:p>12.81</text:p>
          </table:table-cell>
          <table:table-cell office:value-type="float" office:value="5.78" table:formula="of:=[.F45]-[.I45]" table:style-name="ce3">
            <text:p>5.78</text:p>
          </table:table-cell>
          <table:table-cell office:value-type="float" office:value="1.368676368676369E-3" table:formula="of:=([.E45]*0.001)/([.C45]*60)" table:style-name="ce68">
            <text:p>0.001368676</text:p>
          </table:table-cell>
          <table:table-cell office:value-type="float" office:value="7.03" table:style-name="ce3">
            <text:p>7.03</text:p>
          </table:table-cell>
          <table:table-cell office:value-type="float" office:value="0.26047474144359967" table:formula="of:=(([.H45]*[.D45])/[.G45])*1000" table:style-name="ce73">
            <text:p>0.260474741</text:p>
          </table:table-cell>
          <table:table-cell office:value-type="float" office:value="21.706228453633305" table:formula="of:=[.J45]/0.012" table:style-name="ce73">
            <text:p>21.70622845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10" table:style-name="ce3">
            <text:p>10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8.65" table:style-name="ce3">
            <text:p>8.65</text:p>
          </table:table-cell>
          <table:table-cell office:value-type="float" office:value="5.58" table:style-name="ce3">
            <text:p>5.58</text:p>
          </table:table-cell>
          <table:table-cell office:value-type="float" office:value="5.58" table:formula="of:=[.F46]-[.I46]" table:style-name="ce3">
            <text:p>5.58</text:p>
          </table:table-cell>
          <table:table-cell office:value-type="float" office:value="1.4986139986139988E-3" table:formula="of:=([.E46]*0.001)/([.C46]*60)" table:style-name="ce68">
            <text:p>0.001498614</text:p>
          </table:table-cell>
          <table:table-cell office:value-type="float" office:value="0" table:style-name="ce3">
            <text:p>0</text:p>
          </table:table-cell>
          <table:table-cell office:value-type="float" office:value="0.2954256986515052" table:formula="of:=(([.H46]*[.D46])/[.G46])*1000" table:style-name="ce73">
            <text:p>0.295425699</text:p>
          </table:table-cell>
          <table:table-cell office:value-type="float" office:value="24.618808220958766" table:formula="of:=[.J46]/0.012" table:style-name="ce73">
            <text:p>24.61880822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11" table:style-name="ce3">
            <text:p>11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4.5" table:style-name="ce3">
            <text:p>4.5</text:p>
          </table:table-cell>
          <table:table-cell office:value-type="float" office:value="2.98" table:style-name="ce3">
            <text:p>2.98</text:p>
          </table:table-cell>
          <table:table-cell office:value-type="float" office:value="2.98" table:formula="of:=[.F47]-[.I47]" table:style-name="ce3">
            <text:p>2.98</text:p>
          </table:table-cell>
          <table:table-cell office:value-type="float" office:value="7.7962577962577978E-4" table:formula="of:=([.E47]*0.001)/([.C47]*60)" table:style-name="ce68">
            <text:p>0.000779626</text:p>
          </table:table-cell>
          <table:table-cell office:value-type="float" office:value="0" table:style-name="ce3">
            <text:p>0</text:p>
          </table:table-cell>
          <table:table-cell office:value-type="float" office:value="0.28778132804978451" table:formula="of:=(([.H47]*[.D47])/[.G47])*1000" table:style-name="ce73">
            <text:p>0.287781328</text:p>
          </table:table-cell>
          <table:table-cell office:value-type="float" office:value="23.981777337482043" table:formula="of:=[.J47]/0.012" table:style-name="ce73">
            <text:p>23.98177734</text:p>
          </table:table-cell>
          <table:table-cell table:number-columns-repeated="16373"/>
        </table:table-row>
        <table:table-row table:style-name="ro1">
          <table:table-cell table:style-name="ce55"/>
          <table:table-cell office:value-type="float" office:value="12" table:style-name="ce3">
            <text:p>12</text:p>
          </table:table-cell>
          <table:table-cell office:value-type="float" office:value="9.6199999999999994E-2" table:style-name="ce3">
            <text:p>0.096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4.1500000000000004" table:style-name="ce3">
            <text:p>4.15</text:p>
          </table:table-cell>
          <table:table-cell office:value-type="float" office:value="12.86" table:style-name="ce3">
            <text:p>12.86</text:p>
          </table:table-cell>
          <table:table-cell office:value-type="float" office:value="2.9799999999999986" table:formula="of:=[.F48]-[.I48]" table:style-name="ce3">
            <text:p>2.98</text:p>
          </table:table-cell>
          <table:table-cell office:value-type="float" office:value="7.189882189882191E-4" table:formula="of:=([.E48]*0.001)/([.C48]*60)" table:style-name="ce68">
            <text:p>0.000718988</text:p>
          </table:table-cell>
          <table:table-cell office:value-type="float" office:value="9.8800000000000008" table:style-name="ce3">
            <text:p>9.88</text:p>
          </table:table-cell>
          <table:table-cell office:value-type="float" office:value="0.26539833586813472" table:formula="of:=(([.H48]*[.D48])/[.G48])*1000" table:style-name="ce73">
            <text:p>0.265398336</text:p>
          </table:table-cell>
          <table:table-cell office:value-type="float" office:value="22.116527989011225" table:formula="of:=[.J48]/0.012" table:style-name="ce73">
            <text:p>22.116527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draulic Conductivity of Exp 5</text:p>
          </table:table-cell>
          <table:table-cell table:number-columns-repeated="6" table:style-name="ce1"/>
          <table:table-cell table:style-name="ce69"/>
          <table:table-cell table:style-name="ce1"/>
          <table:table-cell table:style-name="ce73"/>
          <table:table-cell office:value-type="float" office:value="23.044871890670802" table:formula="of:=SUM([.K37:.K48])/12" table:style-name="ce75">
            <text:p>23.04487189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eriment</text:p>
          </table:table-cell>
          <table:table-cell office:value-type="string" table:style-name="ce1">
            <text:p>Hydraulic Conductivity (mm/s)</text:p>
          </table:table-cell>
          <table:table-cell office:value-type="string" table:style-name="ce1">
            <text:p>Hydraulic Conductivity (m/day)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8743672685659488" table:formula="of:=[.C52]/86.4" table:style-name="ce52">
            <text:p>0.29</text:p>
          </table:table-cell>
          <table:table-cell office:value-type="float" office:value="24.834533200409801" table:style-name="ce52">
            <text:p>24.83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6662163999975496" table:formula="of:=[.C53]/86.4" table:style-name="ce52">
            <text:p>0.17</text:p>
          </table:table-cell>
          <table:table-cell office:value-type="float" office:value="14.396109695978829" table:style-name="ce52">
            <text:p>14.40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814255446155856" table:formula="of:=[.C54]/86.4" table:style-name="ce52">
            <text:p>0.22</text:p>
          </table:table-cell>
          <table:table-cell office:value-type="float" office:value="18.847516705478661" table:style-name="ce52">
            <text:p>18.85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785300061186415" table:formula="of:=[.C55]/86.4" table:style-name="ce52">
            <text:p>0.21</text:p>
          </table:table-cell>
          <table:table-cell office:value-type="float" office:value="17.958499252865064" table:style-name="ce52">
            <text:p>17.96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66666666666666" table:formula="of:=[.C56]/86.4" table:style-name="ce52">
            <text:p>0.27</text:p>
          </table:table-cell>
          <table:table-cell office:value-type="float" office:value="23.04" table:style-name="ce52">
            <text:p>23.04</text:p>
          </table:table-cell>
          <table:table-cell table:number-columns-repeated="4" table:style-name="ce1"/>
          <table:table-cell table:style-name="ce69"/>
          <table:table-cell table:style-name="ce1"/>
          <table:table-cell table:style-name="ce70"/>
          <table:table-cell table:style-name="ce7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58">
            <text:p>There is a change in<text:s/><text:span text:style-name="T2">hydraulic conductivity (K)</text:span><text:s/>from experiment to experiment<text:s/><text:span text:style-name="T2">because of the change in Height (H) and also the flow (Q)</text:span><text:s/>since Area (A) and length(L) do not change per experiment since we using the same bottle and same length of packed gravel throughout the experiment.</text:p>
          </table:table-cell>
          <table:covered-table-cell table:number-columns-repeated="15"/>
          <table:table-cell table:number-columns-repeated="16368"/>
        </table:table-row>
        <table:table-row table:number-rows-repeated="1048518" table:style-name="ro1">
          <table:table-cell table:number-columns-repeated="16384"/>
        </table:table-row>
      </table:table>
      <table:table table:name="Porosity,_Constant_and_Falling_" table:style-name="ta2"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7" table:default-cell-style-name="ce52"/>
        <table:table-column table:style-name="co18" table:number-columns-repeated="1016" table:default-cell-style-name="ce1"/>
        <table:table-column table:style-name="co11" table:number-columns-repeated="1535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47">
            <text:p>Porosity</text:p>
          </table:table-cell>
          <table:covered-table-cell table:number-columns-repeated="6"/>
          <table:table-cell table:style-name="ce8"/>
          <table:table-cell table:style-name="ce60"/>
          <table:table-cell table:number-columns-repeated="16375"/>
        </table:table-row>
        <table:table-row table:style-name="ro1">
          <table:table-cell table:style-name="ce9"/>
          <table:table-cell table:number-columns-repeated="5" table:style-name="ce10"/>
          <table:table-cell table:style-name="ce11"/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12">
            <text:p>Sediment Type</text:p>
          </table:table-cell>
          <table:table-cell office:value-type="string" table:style-name="ce13">
            <text:p>Total Volume (mL)</text:p>
          </table:table-cell>
          <table:table-cell table:style-name="ce13"/>
          <table:table-cell office:value-type="string" table:style-name="ce13">
            <text:p>Volume left in cup (mL)</text:p>
          </table:table-cell>
          <table:table-cell office:value-type="string" table:style-name="ce13">
            <text:p>Pore Space Volume (mL)</text:p>
          </table:table-cell>
          <table:table-cell table:style-name="ce13"/>
          <table:table-cell office:value-type="string" table:style-name="ce14">
            <text:p>Porosity (%)</text:p>
          </table:table-cell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15">
            <text:p>Sand</text:p>
          </table:table-cell>
          <table:table-cell office:value-type="float" office:value="150" table:style-name="ce2">
            <text:p>150</text:p>
          </table:table-cell>
          <table:table-cell table:style-name="ce2"/>
          <table:table-cell office:value-type="float" office:value="94.26" table:style-name="ce2">
            <text:p>94.26</text:p>
          </table:table-cell>
          <table:table-cell office:value-type="float" office:value="55.74" table:style-name="ce2">
            <text:p>55.74</text:p>
          </table:table-cell>
          <table:table-cell table:style-name="ce2"/>
          <table:table-cell office:value-type="float" office:value="37.159999999999997" table:style-name="ce16">
            <text:p>37.16</text:p>
          </table:table-cell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15">
            <text:p>Pea Gravel</text:p>
          </table:table-cell>
          <table:table-cell office:value-type="float" office:value="150" table:style-name="ce2">
            <text:p>150</text:p>
          </table:table-cell>
          <table:table-cell table:style-name="ce2"/>
          <table:table-cell office:value-type="float" office:value="91.99" table:style-name="ce2">
            <text:p>91.99</text:p>
          </table:table-cell>
          <table:table-cell office:value-type="float" office:value="58.01" table:style-name="ce2">
            <text:p>58.01</text:p>
          </table:table-cell>
          <table:table-cell table:style-name="ce2"/>
          <table:table-cell office:value-type="float" office:value="38.67" table:style-name="ce16">
            <text:p>38.67</text:p>
          </table:table-cell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17">
            <text:p>Coarse Gravel</text:p>
          </table:table-cell>
          <table:table-cell office:value-type="float" office:value="150" table:style-name="ce18">
            <text:p>150</text:p>
          </table:table-cell>
          <table:table-cell table:style-name="ce18"/>
          <table:table-cell office:value-type="float" office:value="78.2" table:style-name="ce18">
            <text:p>78.2</text:p>
          </table:table-cell>
          <table:table-cell office:value-type="float" office:value="71.8" table:style-name="ce18">
            <text:p>71.8</text:p>
          </table:table-cell>
          <table:table-cell table:style-name="ce18"/>
          <table:table-cell office:value-type="float" office:value="47.87" table:style-name="ce19">
            <text:p>47.87</text:p>
          </table:table-cell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48">
            <text:p>Constant 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1">
            <text:p>Bottle Dia (in)</text:p>
          </table:table-cell>
          <table:table-cell office:value-type="float" office:value="2.5" table:style-name="ce22">
            <text:p>2.5</text:p>
          </table:table-cell>
          <table:table-cell table:style-name="ce22"/>
          <table:table-cell table:style-name="ce21"/>
          <table:table-cell table:number-columns-repeated="4" table:style-name="ce22"/>
          <table:table-cell table:style-name="ce35"/>
          <table:table-cell table:number-columns-repeated="16375"/>
        </table:table-row>
        <table:table-row table:style-name="ro1">
          <table:table-cell office:value-type="string" table:style-name="ce21">
            <text:p>Cross Sectional Area (in2)</text:p>
          </table:table-cell>
          <table:table-cell office:value-type="float" office:value="24.54" table:style-name="ce22">
            <text:p>24.54</text:p>
          </table:table-cell>
          <table:table-cell table:style-name="ce22"/>
          <table:table-cell table:style-name="ce21"/>
          <table:table-cell table:number-columns-repeated="4" table:style-name="ce22"/>
          <table:table-cell table:style-name="ce35"/>
          <table:table-cell table:number-columns-repeated="16375"/>
        </table:table-row>
        <table:table-row table:style-name="ro1">
          <table:table-cell office:value-type="string" table:style-name="ce21">
            <text:p>Volume (mL)</text:p>
          </table:table-cell>
          <table:table-cell office:value-type="float" office:value="250" table:style-name="ce22">
            <text:p>250</text:p>
          </table:table-cell>
          <table:table-cell table:style-name="ce22"/>
          <table:table-cell table:style-name="ce21"/>
          <table:table-cell table:number-columns-repeated="4" table:style-name="ce22"/>
          <table:table-cell table:style-name="ce35"/>
          <table:table-cell table:number-columns-repeated="16375"/>
        </table:table-row>
        <table:table-row table:style-name="ro1">
          <table:table-cell office:value-type="string" table:style-name="ce21">
            <text:p>Length (in)</text:p>
          </table:table-cell>
          <table:table-cell office:value-type="float" office:value="5" table:style-name="ce22">
            <text:p>5</text:p>
          </table:table-cell>
          <table:table-cell table:style-name="ce22"/>
          <table:table-cell table:style-name="ce21"/>
          <table:table-cell table:number-columns-repeated="4" table:style-name="ce22"/>
          <table:table-cell table:style-name="ce35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59">
            <text:p>Since it is a constant head permeameter, H0 will equals Datum = 0</text:p>
          </table:table-cell>
          <table:covered-table-cell/>
          <table:table-cell table:style-name="ce20"/>
          <table:table-cell table:style-name="ce21"/>
          <table:table-cell table:number-columns-repeated="4" table:style-name="ce22"/>
          <table:table-cell table:style-name="ce35"/>
          <table:table-cell table:number-columns-repeated="16375"/>
        </table:table-row>
        <table:table-row table:style-name="ro1">
          <table:table-cell office:value-type="string" table:style-name="ce23">
            <text:p>Head (in)</text:p>
          </table:table-cell>
          <table:table-cell office:value-type="string" table:style-name="ce24">
            <text:p>Time</text:p>
          </table:table-cell>
          <table:table-cell office:value-type="string" table:style-name="ce24">
            <text:p>Volume(L)</text:p>
          </table:table-cell>
          <table:table-cell office:value-type="string" table:style-name="ce25">
            <text:p>Average Time</text:p>
          </table:table-cell>
          <table:table-cell office:value-type="string" table:style-name="ce24">
            <text:p>Q (in3/sec) - Darcy Flux</text:p>
          </table:table-cell>
          <table:table-cell office:value-type="string" table:style-name="ce24">
            <text:p>Area</text:p>
          </table:table-cell>
          <table:table-cell office:value-type="string" table:style-name="ce24">
            <text:p>(Delta h)/L</text:p>
          </table:table-cell>
          <table:table-cell office:value-type="string" table:style-name="ce25">
            <text:p>q (inch/sec)</text:p>
          </table:table-cell>
          <table:table-cell office:value-type="string" table:style-name="ce61">
            <text:p>K (in/sec)</text:p>
          </table:table-cell>
          <table:table-cell table:number-columns-repeated="16375"/>
        </table:table-row>
        <table:table-row table:style-name="ro1">
          <table:table-cell table:style-name="ce26"/>
          <table:table-cell office:value-type="float" office:value="13.93" table:style-name="ce22">
            <text:p>13.93</text:p>
          </table:table-cell>
          <table:table-cell office:value-type="float" office:value="0.25" table:style-name="ce22">
            <text:p>0.25</text:p>
          </table:table-cell>
          <table:table-cell office:value-type="float" office:value="13.75" table:formula="of:=([.B17]+[.B18]+[.B19])/3" table:number-columns-spanned="1" table:number-rows-spanned="3" table:style-name="ce49">
            <text:p>13.75</text:p>
          </table:table-cell>
          <table:table-cell office:value-type="float" office:value="1.7946877243359655E-2" table:formula="of:=[.C17]/[.B17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3.56" table:formula="of:=[.A18]/[.B14]" table:style-name="ce22">
            <text:p>3.56</text:p>
          </table:table-cell>
          <table:table-cell office:value-type="float" office:value="0.44041636755204594" table:formula="of:=[.E17]*[.F17]" table:style-name="ce27">
            <text:p>0.44</text:p>
          </table:table-cell>
          <table:table-cell office:value-type="float" office:value="1.5678822684852836" table:formula="of:=([.H17]*[.G17])" table:style-name="ce62">
            <text:p>1.57</text:p>
          </table:table-cell>
          <table:table-cell table:number-columns-repeated="16375"/>
        </table:table-row>
        <table:table-row table:style-name="ro1">
          <table:table-cell office:value-type="float" office:value="17.8" table:style-name="ce28">
            <text:p>17.8</text:p>
          </table:table-cell>
          <table:table-cell office:value-type="float" office:value="13.47" table:style-name="ce22">
            <text:p>13.47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1.855976243504083E-2" table:formula="of:=[.C18]/[.B18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3.56" table:style-name="ce22">
            <text:p>3.56</text:p>
          </table:table-cell>
          <table:table-cell office:value-type="float" office:value="0.45545657015590196" table:formula="of:=[.E18]*[.F18]" table:style-name="ce27">
            <text:p>0.46</text:p>
          </table:table-cell>
          <table:table-cell office:value-type="float" office:value="1.621425389755011" table:formula="of:=([.H18]*[.G18])" table:style-name="ce62">
            <text:p>1.62</text:p>
          </table:table-cell>
          <table:table-cell table:number-columns-repeated="16375"/>
        </table:table-row>
        <table:table-row table:style-name="ro1">
          <table:table-cell table:style-name="ce28"/>
          <table:table-cell office:value-type="float" office:value="13.85" table:style-name="ce22">
            <text:p>13.85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1.8050541516245487E-2" table:formula="of:=[.C19]/[.B19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3.56" table:style-name="ce22">
            <text:p>3.56</text:p>
          </table:table-cell>
          <table:table-cell office:value-type="float" office:value="0.44296028880866423" table:formula="of:=[.E19]*[.F19]" table:style-name="ce27">
            <text:p>0.44</text:p>
          </table:table-cell>
          <table:table-cell office:value-type="float" office:value="1.5769386281588447" table:formula="of:=([.H19]*[.G19])" table:style-name="ce62">
            <text:p>1.58</text:p>
          </table:table-cell>
          <table:table-cell table:number-columns-repeated="16375"/>
        </table:table-row>
        <table:table-row table:style-name="ro1">
          <table:table-cell table:style-name="ce29"/>
          <table:table-cell office:value-type="float" office:value="10.34" table:style-name="ce30">
            <text:p>10.34</text:p>
          </table:table-cell>
          <table:table-cell office:value-type="float" office:value="0.25" table:style-name="ce22">
            <text:p>0.25</text:p>
          </table:table-cell>
          <table:table-cell office:value-type="float" office:value="10.573333333333332" table:formula="of:=([.B20]+[.B21]+[.B22])/3" table:number-columns-spanned="1" table:number-rows-spanned="3" table:style-name="ce50">
            <text:p>10.57</text:p>
          </table:table-cell>
          <table:table-cell office:value-type="float" office:value="2.4177949709864605E-2" table:formula="of:=[.C20]/[.B20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5.4" table:formula="of:=[.A21]/[.B14]" table:style-name="ce30">
            <text:p>5.4</text:p>
          </table:table-cell>
          <table:table-cell office:value-type="float" office:value="0.59332688588007743" table:formula="of:=[.E20]*[.F20]" table:style-name="ce27">
            <text:p>0.59</text:p>
          </table:table-cell>
          <table:table-cell office:value-type="float" office:value="3.2039651837524183" table:formula="of:=([.H20]*[.G20])" table:style-name="ce62">
            <text:p>3.20</text:p>
          </table:table-cell>
          <table:table-cell table:number-columns-repeated="16375"/>
        </table:table-row>
        <table:table-row table:style-name="ro1">
          <table:table-cell office:value-type="float" office:value="27" table:style-name="ce28">
            <text:p>27</text:p>
          </table:table-cell>
          <table:table-cell office:value-type="float" office:value="10.66" table:style-name="ce22">
            <text:p>10.66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2.3452157598499061E-2" table:formula="of:=[.C21]/[.B21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5.4" table:style-name="ce30">
            <text:p>5.4</text:p>
          </table:table-cell>
          <table:table-cell office:value-type="float" office:value="0.57551594746716694" table:formula="of:=[.E21]*[.F21]" table:style-name="ce27">
            <text:p>0.58</text:p>
          </table:table-cell>
          <table:table-cell office:value-type="float" office:value="3.1077861163227016" table:formula="of:=([.H21]*[.G21])" table:style-name="ce62">
            <text:p>3.11</text:p>
          </table:table-cell>
          <table:table-cell table:number-columns-repeated="16375"/>
        </table:table-row>
        <table:table-row table:style-name="ro1">
          <table:table-cell table:style-name="ce31"/>
          <table:table-cell office:value-type="float" office:value="10.72" table:style-name="ce32">
            <text:p>10.72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2.3320895522388058E-2" table:formula="of:=[.C22]/[.B22]" table:style-name="ce27">
            <text:p>0.02</text:p>
          </table:table-cell>
          <table:table-cell office:value-type="float" office:value="24.54" table:style-name="ce27">
            <text:p>24.54</text:p>
          </table:table-cell>
          <table:table-cell office:value-type="float" office:value="5.4" table:style-name="ce30">
            <text:p>5.4</text:p>
          </table:table-cell>
          <table:table-cell office:value-type="float" office:value="0.57229477611940294" table:formula="of:=[.E22]*[.F22]" table:style-name="ce27">
            <text:p>0.57</text:p>
          </table:table-cell>
          <table:table-cell office:value-type="float" office:value="3.0903917910447762" table:formula="of:=([.H22]*[.G22])" table:style-name="ce62">
            <text:p>3.09</text:p>
          </table:table-cell>
          <table:table-cell table:number-columns-repeated="16375"/>
        </table:table-row>
        <table:table-row table:style-name="ro1">
          <table:table-cell table:style-name="ce26"/>
          <table:table-cell office:value-type="float" office:value="8.5" table:style-name="ce22">
            <text:p>8.5</text:p>
          </table:table-cell>
          <table:table-cell office:value-type="float" office:value="0.25" table:style-name="ce22">
            <text:p>0.25</text:p>
          </table:table-cell>
          <table:table-cell office:value-type="float" office:value="8.67" table:formula="of:=([.B23]+[.B24]+[.B25])/3" table:number-columns-spanned="1" table:number-rows-spanned="3" table:style-name="ce49">
            <text:p>8.67</text:p>
          </table:table-cell>
          <table:table-cell office:value-type="float" office:value="2.9411764705882353E-2" table:formula="of:=[.C23]/[.B23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7.2" table:formula="of:=[.A24]/[.B14]" table:style-name="ce22">
            <text:p>7.2</text:p>
          </table:table-cell>
          <table:table-cell office:value-type="float" office:value="0.72176470588235286" table:formula="of:=[.E23]*[.F23]" table:style-name="ce27">
            <text:p>0.72</text:p>
          </table:table-cell>
          <table:table-cell office:value-type="float" office:value="5.1967058823529406" table:formula="of:=([.H23]*[.G23])" table:style-name="ce62">
            <text:p>5.20</text:p>
          </table:table-cell>
          <table:table-cell table:number-columns-repeated="16375"/>
        </table:table-row>
        <table:table-row table:style-name="ro1">
          <table:table-cell office:value-type="float" office:value="36" table:style-name="ce28">
            <text:p>36</text:p>
          </table:table-cell>
          <table:table-cell office:value-type="float" office:value="8.81" table:style-name="ce22">
            <text:p>8.81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2.8376844494892167E-2" table:formula="of:=[.C24]/[.B24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7.2" table:style-name="ce22">
            <text:p>7.2</text:p>
          </table:table-cell>
          <table:table-cell office:value-type="float" office:value="0.69636776390465371" table:formula="of:=[.E24]*[.F24]" table:style-name="ce27">
            <text:p>0.70</text:p>
          </table:table-cell>
          <table:table-cell office:value-type="float" office:value="5.0138479001135066" table:formula="of:=([.H24]*[.G24])" table:style-name="ce62">
            <text:p>5.01</text:p>
          </table:table-cell>
          <table:table-cell table:number-columns-repeated="16375"/>
        </table:table-row>
        <table:table-row table:style-name="ro1">
          <table:table-cell table:style-name="ce28"/>
          <table:table-cell office:value-type="float" office:value="8.6999999999999993" table:style-name="ce22">
            <text:p>8.7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2.8735632183908049E-2" table:formula="of:=[.C25]/[.B25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7.2" table:style-name="ce22">
            <text:p>7.2</text:p>
          </table:table-cell>
          <table:table-cell office:value-type="float" office:value="0.70517241379310347" table:formula="of:=[.E25]*[.F25]" table:style-name="ce27">
            <text:p>0.71</text:p>
          </table:table-cell>
          <table:table-cell office:value-type="float" office:value="5.0772413793103448" table:formula="of:=([.H25]*[.G25])" table:style-name="ce62">
            <text:p>5.08</text:p>
          </table:table-cell>
          <table:table-cell table:number-columns-repeated="16375"/>
        </table:table-row>
        <table:table-row table:style-name="ro1">
          <table:table-cell table:style-name="ce29"/>
          <table:table-cell office:value-type="float" office:value="7.84" table:style-name="ce30">
            <text:p>7.84</text:p>
          </table:table-cell>
          <table:table-cell office:value-type="float" office:value="0.25" table:style-name="ce22">
            <text:p>0.25</text:p>
          </table:table-cell>
          <table:table-cell office:value-type="float" office:value="8.043333333333333" table:formula="of:=([.B26]+[.B27]+[.B28])/3" table:number-columns-spanned="1" table:number-rows-spanned="3" table:style-name="ce50">
            <text:p>8.04</text:p>
          </table:table-cell>
          <table:table-cell office:value-type="float" office:value="3.1887755102040817E-2" table:formula="of:=[.C26]/[.B26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8.42" table:formula="of:=[.A27]/[.B14]" table:style-name="ce30">
            <text:p>8.42</text:p>
          </table:table-cell>
          <table:table-cell office:value-type="float" office:value="0.78252551020408168" table:formula="of:=[.E26]*[.F26]" table:style-name="ce27">
            <text:p>0.78</text:p>
          </table:table-cell>
          <table:table-cell office:value-type="float" office:value="6.5888647959183677" table:formula="of:=([.H26]*[.G26])" table:style-name="ce62">
            <text:p>6.59</text:p>
          </table:table-cell>
          <table:table-cell table:number-columns-repeated="16375"/>
        </table:table-row>
        <table:table-row table:style-name="ro1">
          <table:table-cell office:value-type="float" office:value="42.1" table:style-name="ce28">
            <text:p>42.1</text:p>
          </table:table-cell>
          <table:table-cell office:value-type="float" office:value="8.18" table:style-name="ce22">
            <text:p>8.18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3.0562347188264061E-2" table:formula="of:=[.C27]/[.B27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8.42" table:style-name="ce22">
            <text:p>8.42</text:p>
          </table:table-cell>
          <table:table-cell office:value-type="float" office:value="0.75" table:formula="of:=[.E27]*[.F27]" table:style-name="ce27">
            <text:p>0.75</text:p>
          </table:table-cell>
          <table:table-cell office:value-type="float" office:value="6.3149999999999995" table:formula="of:=([.H27]*[.G27])" table:style-name="ce62">
            <text:p>6.32</text:p>
          </table:table-cell>
          <table:table-cell table:number-columns-repeated="16375"/>
        </table:table-row>
        <table:table-row table:style-name="ro1">
          <table:table-cell table:style-name="ce31"/>
          <table:table-cell office:value-type="float" office:value="8.11" table:style-name="ce32">
            <text:p>8.11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3.0826140567200989E-2" table:formula="of:=[.C28]/[.B28]" table:style-name="ce27">
            <text:p>0.03</text:p>
          </table:table-cell>
          <table:table-cell office:value-type="float" office:value="24.54" table:style-name="ce27">
            <text:p>24.54</text:p>
          </table:table-cell>
          <table:table-cell office:value-type="float" office:value="8.42" table:style-name="ce32">
            <text:p>8.42</text:p>
          </table:table-cell>
          <table:table-cell office:value-type="float" office:value="0.75647348951911231" table:formula="of:=[.E28]*[.F28]" table:style-name="ce27">
            <text:p>0.76</text:p>
          </table:table-cell>
          <table:table-cell office:value-type="float" office:value="6.3695067817509257" table:formula="of:=([.H28]*[.G28])" table:style-name="ce62">
            <text:p>6.37</text:p>
          </table:table-cell>
          <table:table-cell table:number-columns-repeated="16375"/>
        </table:table-row>
        <table:table-row table:style-name="ro1">
          <table:table-cell table:style-name="ce26"/>
          <table:table-cell office:value-type="float" office:value="6.74" table:style-name="ce22">
            <text:p>6.74</text:p>
          </table:table-cell>
          <table:table-cell office:value-type="float" office:value="0.25" table:style-name="ce22">
            <text:p>0.25</text:p>
          </table:table-cell>
          <table:table-cell office:value-type="float" office:value="6.6066666666666665" table:formula="of:=([.B29]+[.B30]+[.B31])/3" table:number-columns-spanned="1" table:number-rows-spanned="3" table:style-name="ce49">
            <text:p>6.61</text:p>
          </table:table-cell>
          <table:table-cell office:value-type="float" office:value="3.7091988130563795E-2" table:formula="of:=[.C29]/[.B29]" table:style-name="ce27">
            <text:p>0.04</text:p>
          </table:table-cell>
          <table:table-cell office:value-type="float" office:value="24.54" table:style-name="ce27">
            <text:p>24.54</text:p>
          </table:table-cell>
          <table:table-cell office:value-type="float" office:value="9.92" table:formula="of:=[.A30]/[.B14]" table:style-name="ce22">
            <text:p>9.92</text:p>
          </table:table-cell>
          <table:table-cell office:value-type="float" office:value="0.91023738872403548" table:formula="of:=[.E29]*[.F29]" table:style-name="ce27">
            <text:p>0.91</text:p>
          </table:table-cell>
          <table:table-cell office:value-type="float" office:value="9.0295548961424323" table:formula="of:=([.H29]*[.G29])" table:style-name="ce62">
            <text:p>9.03</text:p>
          </table:table-cell>
          <table:table-cell table:number-columns-repeated="16375"/>
        </table:table-row>
        <table:table-row table:style-name="ro1">
          <table:table-cell office:value-type="float" office:value="49.6" table:style-name="ce28">
            <text:p>49.6</text:p>
          </table:table-cell>
          <table:table-cell office:value-type="float" office:value="6.16" table:style-name="ce22">
            <text:p>6.16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4.0584415584415584E-2" table:formula="of:=[.C30]/[.B30]" table:style-name="ce27">
            <text:p>0.04</text:p>
          </table:table-cell>
          <table:table-cell office:value-type="float" office:value="24.54" table:style-name="ce27">
            <text:p>24.54</text:p>
          </table:table-cell>
          <table:table-cell office:value-type="float" office:value="9.92" table:style-name="ce22">
            <text:p>9.92</text:p>
          </table:table-cell>
          <table:table-cell office:value-type="float" office:value="0.99594155844155841" table:formula="of:=[.E30]*[.F30]" table:style-name="ce27">
            <text:p>1.00</text:p>
          </table:table-cell>
          <table:table-cell office:value-type="float" office:value="9.8797402597402595" table:formula="of:=([.H30]*[.G30])" table:style-name="ce62">
            <text:p>9.88</text:p>
          </table:table-cell>
          <table:table-cell table:number-columns-repeated="16375"/>
        </table:table-row>
        <table:table-row table:style-name="ro1">
          <table:table-cell table:style-name="ce31"/>
          <table:table-cell office:value-type="float" office:value="6.92" table:style-name="ce32">
            <text:p>6.92</text:p>
          </table:table-cell>
          <table:table-cell office:value-type="float" office:value="0.25" table:style-name="ce22">
            <text:p>0.25</text:p>
          </table:table-cell>
          <table:covered-table-cell/>
          <table:table-cell office:value-type="float" office:value="3.6127167630057806E-2" table:formula="of:=[.C31]/[.B31]" table:style-name="ce27">
            <text:p>0.04</text:p>
          </table:table-cell>
          <table:table-cell office:value-type="float" office:value="24.54" table:style-name="ce27">
            <text:p>24.54</text:p>
          </table:table-cell>
          <table:table-cell office:value-type="float" office:value="9.92" table:style-name="ce22">
            <text:p>9.92</text:p>
          </table:table-cell>
          <table:table-cell office:value-type="float" office:value="0.88656069364161849" table:formula="of:=[.E31]*[.F31]" table:style-name="ce27">
            <text:p>0.89</text:p>
          </table:table-cell>
          <table:table-cell office:value-type="float" office:value="8.794682080924856" table:formula="of:=([.H31]*[.G31])" table:style-name="ce62">
            <text:p>8.79</text:p>
          </table:table-cell>
          <table:table-cell table:number-columns-repeated="16375"/>
        </table:table-row>
        <table:table-row table:style-name="ro1">
          <table:table-cell office:value-type="string" table:style-name="ce33">
            <text:p>Hydraulic conductivity (K)</text:p>
          </table:table-cell>
          <table:table-cell table:number-columns-repeated="2" table:style-name="ce1"/>
          <table:table-cell table:style-name="ce34"/>
          <table:table-cell table:number-columns-repeated="4" table:style-name="ce1"/>
          <table:table-cell office:value-type="float" office:value="5.0955688902515117" table:formula="of:=SUM([.I17:.I31])/15" table:style-name="ce52">
            <text:p>5.10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48">
            <text:p>Falling 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22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21">
            <text:p>Dia (in)</text:p>
          </table:table-cell>
          <table:table-cell office:value-type="float" office:value="3" table:style-name="ce22">
            <text:p>3</text:p>
          </table:table-cell>
          <table:table-cell table:style-name="ce22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21">
            <text:p>Cross Sectional Area (in2) (A)</text:p>
          </table:table-cell>
          <table:table-cell office:value-type="float" office:value="60.08" table:style-name="ce35">
            <text:p>60.08</text:p>
          </table:table-cell>
          <table:table-cell table:style-name="ce35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21">
            <text:p>Cross Sectional Area (in2) (a)</text:p>
          </table:table-cell>
          <table:table-cell office:value-type="float" office:value="7.07" table:style-name="ce35">
            <text:p>7.07</text:p>
          </table:table-cell>
          <table:table-cell table:style-name="ce35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21">
            <text:p>Length (in)</text:p>
          </table:table-cell>
          <table:table-cell office:value-type="float" office:value="8.5" table:style-name="ce22">
            <text:p>8.5</text:p>
          </table:table-cell>
          <table:table-cell table:style-name="ce22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21">
            <text:p>Initial Head (cm)</text:p>
          </table:table-cell>
          <table:table-cell office:value-type="float" office:value="80" table:style-name="ce22">
            <text:p>80</text:p>
          </table:table-cell>
          <table:table-cell table:style-name="ce22"/>
          <table:table-cell table:number-columns-repeated="5" table:style-name="ce1"/>
          <table:table-cell table:style-name="ce52"/>
          <table:table-cell table:number-columns-repeated="16375"/>
        </table:table-row>
        <table:table-row table:style-name="ro1">
          <table:table-cell table:number-columns-repeated="4" table:style-name="ce1"/>
          <table:table-cell table:number-columns-spanned="3" table:number-rows-spanned="1" table:style-name="ce51"/>
          <table:covered-table-cell table:number-columns-repeated="2"/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36">
            <text:p>Run No.</text:p>
          </table:table-cell>
          <table:table-cell office:value-type="float" office:value="1" table:style-name="ce36">
            <text:p>1</text:p>
          </table:table-cell>
          <table:table-cell table:style-name="ce37"/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office:value-type="string" table:style-name="ce38">
            <text:p>Head (cm)</text:p>
          </table:table-cell>
          <table:table-cell table:style-name="ce1"/>
          <table:table-cell table:style-name="ce63"/>
          <table:table-cell table:number-columns-repeated="16375"/>
        </table:table-row>
        <table:table-row table:style-name="ro1">
          <table:table-cell office:value-type="string" table:style-name="ce39">
            <text:p>Time (sec)</text:p>
          </table:table-cell>
          <table:table-cell office:value-type="float" office:value="0" table:style-name="ce39">
            <text:p>0</text:p>
          </table:table-cell>
          <table:table-cell table:style-name="ce39"/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80" table:style-name="ce65">
            <text:p>80</text:p>
          </table:table-cell>
          <table:table-cell table:style-name="ce1"/>
          <table:table-cell table:style-name="ce63"/>
          <table:table-cell table:number-columns-repeated="16375"/>
        </table:table-row>
        <table:table-row table:style-name="ro1">
          <table:table-cell table:style-name="ce39"/>
          <table:table-cell office:value-type="float" office:value="3.95" table:style-name="ce40">
            <text:p>3.95</text:p>
          </table:table-cell>
          <table:table-cell table:style-name="ce76"/>
          <table:table-cell office:value-type="float" office:value="4.04" table:style-name="ce3">
            <text:p>4.04</text:p>
          </table:table-cell>
          <table:table-cell office:value-type="float" office:value="4.47" table:style-name="ce3">
            <text:p>4.47</text:p>
          </table:table-cell>
          <table:table-cell office:value-type="float" office:value="4.3499999999999996" table:style-name="ce3">
            <text:p>4.35</text:p>
          </table:table-cell>
          <table:table-cell office:value-type="float" office:value="70" table:style-name="ce41">
            <text:p>70</text:p>
          </table:table-cell>
          <table:table-cell table:style-name="ce1"/>
          <table:table-cell table:style-name="ce64"/>
          <table:table-cell table:number-columns-repeated="16375"/>
        </table:table-row>
        <table:table-row table:style-name="ro1">
          <table:table-cell table:style-name="ce40"/>
          <table:table-cell office:value-type="float" office:value="4.17" table:style-name="ce40">
            <text:p>4.17</text:p>
          </table:table-cell>
          <table:table-cell table:style-name="ce76"/>
          <table:table-cell office:value-type="float" office:value="4.2699999999999996" table:style-name="ce3">
            <text:p>4.27</text:p>
          </table:table-cell>
          <table:table-cell office:value-type="float" office:value="4.12" table:style-name="ce3">
            <text:p>4.12</text:p>
          </table:table-cell>
          <table:table-cell office:value-type="float" office:value="4.2699999999999996" table:style-name="ce3">
            <text:p>4.27</text:p>
          </table:table-cell>
          <table:table-cell office:value-type="float" office:value="60" table:style-name="ce41">
            <text:p>60</text:p>
          </table:table-cell>
          <table:table-cell table:style-name="ce1"/>
          <table:table-cell table:style-name="ce64"/>
          <table:table-cell table:number-columns-repeated="16375"/>
        </table:table-row>
        <table:table-row table:style-name="ro1">
          <table:table-cell table:style-name="ce40"/>
          <table:table-cell office:value-type="float" office:value="3.89" table:style-name="ce40">
            <text:p>3.89</text:p>
          </table:table-cell>
          <table:table-cell table:style-name="ce76"/>
          <table:table-cell office:value-type="float" office:value="4.13" table:style-name="ce3">
            <text:p>4.13</text:p>
          </table:table-cell>
          <table:table-cell office:value-type="float" office:value="4.33" table:style-name="ce3">
            <text:p>4.33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50" table:style-name="ce41">
            <text:p>50</text:p>
          </table:table-cell>
          <table:table-cell table:style-name="ce1"/>
          <table:table-cell table:style-name="ce64"/>
          <table:table-cell table:number-columns-repeated="16375"/>
        </table:table-row>
        <table:table-row table:style-name="ro1">
          <table:table-cell table:style-name="ce40"/>
          <table:table-cell office:value-type="float" office:value="4.6399999999999997" table:style-name="ce40">
            <text:p>4.64</text:p>
          </table:table-cell>
          <table:table-cell table:style-name="ce76"/>
          <table:table-cell office:value-type="float" office:value="4.53" table:style-name="ce3">
            <text:p>4.53</text:p>
          </table:table-cell>
          <table:table-cell office:value-type="float" office:value="4.59" table:style-name="ce3">
            <text:p>4.59</text:p>
          </table:table-cell>
          <table:table-cell office:value-type="float" office:value="4.74" table:style-name="ce3">
            <text:p>4.74</text:p>
          </table:table-cell>
          <table:table-cell office:value-type="float" office:value="40" table:style-name="ce41">
            <text:p>40</text:p>
          </table:table-cell>
          <table:table-cell table:style-name="ce1"/>
          <table:table-cell table:style-name="ce64"/>
          <table:table-cell table:number-columns-repeated="16375"/>
        </table:table-row>
        <table:table-row table:style-name="ro1">
          <table:table-cell table:style-name="ce42"/>
          <table:table-cell office:value-type="float" office:value="5.01" table:style-name="ce42">
            <text:p>5.01</text:p>
          </table:table-cell>
          <table:table-cell table:style-name="ce43"/>
          <table:table-cell office:value-type="float" office:value="5.14" table:style-name="ce43">
            <text:p>5.14</text:p>
          </table:table-cell>
          <table:table-cell office:value-type="float" office:value="5.0599999999999996" table:style-name="ce43">
            <text:p>5.06</text:p>
          </table:table-cell>
          <table:table-cell office:value-type="float" office:value="5.07" table:style-name="ce43">
            <text:p>5.07</text:p>
          </table:table-cell>
          <table:table-cell office:value-type="float" office:value="30" table:style-name="ce44">
            <text:p>30</text:p>
          </table:table-cell>
          <table:table-cell table:style-name="ce1"/>
          <table:table-cell table:style-name="ce64"/>
          <table:table-cell table:number-columns-repeated="16375"/>
        </table:table-row>
        <table:table-row table:style-name="ro1">
          <table:table-cell office:value-type="string" table:style-name="ce45">
            <text:p>Total Time</text:p>
          </table:table-cell>
          <table:table-cell office:value-type="float" office:value="5.01" table:style-name="ce45">
            <text:p>5.01</text:p>
          </table:table-cell>
          <table:table-cell table:style-name="ce45"/>
          <table:table-cell office:value-type="float" office:value="5.14" table:style-name="ce45">
            <text:p>5.14</text:p>
          </table:table-cell>
          <table:table-cell office:value-type="float" office:value="5.0599999999999996" table:style-name="ce45">
            <text:p>5.06</text:p>
          </table:table-cell>
          <table:table-cell office:value-type="float" office:value="5.07" table:style-name="ce45">
            <text:p>5.07</text:p>
          </table:table-cell>
          <table:table-cell table:style-name="ce16"/>
          <table:table-cell table:style-name="ce1"/>
          <table:table-cell table:style-name="ce52"/>
          <table:table-cell table:number-columns-repeated="16375"/>
        </table:table-row>
        <table:table-row table:style-name="ro1">
          <table:table-cell office:value-type="string" table:style-name="ce46">
            <text:p>K (in/sec)</text:p>
          </table:table-cell>
          <table:table-cell office:value-type="float" office:value="0.1958" table:style-name="ce46">
            <text:p>0.1958</text:p>
          </table:table-cell>
          <table:table-cell table:style-name="ce18"/>
          <table:table-cell office:value-type="float" office:value="0.19089999999999999" table:style-name="ce18">
            <text:p>0.1909</text:p>
          </table:table-cell>
          <table:table-cell office:value-type="float" office:value="0.19389999999999999" table:style-name="ce18">
            <text:p>0.1939</text:p>
          </table:table-cell>
          <table:table-cell office:value-type="float" office:value="0.19350000000000001" table:style-name="ce18">
            <text:p>0.1935</text:p>
          </table:table-cell>
          <table:table-cell table:style-name="ce19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K =((a*L)/(A*t))*ln(h0/h1)</text:p>
          </table:table-cell>
          <table:table-cell table:number-columns-repeated="7" table:style-name="ce1"/>
          <table:table-cell table:number-columns-repeated="1637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ntoine Aubeneau</meta:initial-creator>
    <dc:creator>ONI AYOBAMI SAMSON</dc:creator>
    <meta:creation-date>2017-01-22T17:33:46Z</meta:creation-date>
    <dc:date>2024-01-29T04:47:53Z</dc:date>
    <meta:editing-cycles>1</meta:editing-cycles>
    <meta:editing-duration>PT589S</meta:editing-duration>
    <meta:user-defined meta:name="AppVersion">16.0300</meta:user-defined>
    <meta:user-defined meta:name="Company">Purdu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1389in" svg:stroke-color="#4472c4" svg:stroke-opacity="100%" svg:stroke-linecap="round"/>
    </style:style>
    <style:style style:family="chart" style:name="TL04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40">
      <style:chart-properties chart:regression-type="linear"/>
      <style:graphic-properties draw:fill="none" draw:stroke="dash" draw:stroke-dash="a9" svg:stroke-width="0.02083in" svg:stroke-color="#5b9bd5" svg:stroke-opacity="100%" svg:stroke-linecap="round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dash" draw:stroke-dash="a7" svg:stroke-width="0.02083in" svg:stroke-color="#a5a5a5" svg:stroke-opacity="100%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origin="0" chart:tick-marks-major-inner="fals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linear"/>
      <style:graphic-properties draw:fill="none" draw:stroke="dash" draw:stroke-dash="a5" svg:stroke-width="0.02083in" svg:stroke-color="#ed7d31" svg:stroke-opacity="100%" svg:stroke-linecap="round"/>
    </style:style>
  </office:automatic-styles>
  <office:body>
    <office:chart>
      <chart:chart chart:class="chart:scatter" svg:height="256.432125984252pt" svg:width="445.6626771653543pt" chart:style-name="Crt0">
        <chart:title svg:x="0.534330708661417pt" svg:y="0.0pt" chart:style-name="CT00">
          <text:p text:style-name="a0" text:class-names="" text:cond-style-name="">Discharge vs Hydraulic Gradient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Hydraulic Gradient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ischarge</text:p>
            </chart:title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7" chart:class="chart:scatter" chart:attached-axis="primary-y" chart:style-name="G0S1">
            <chart:domain table:cell-range-address="local-table.$D$2:.$D$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6"/>
          </chart:series>
          <chart:series chart:label-cell-address="local-table.$G$1" chart:values-cell-range-address="local-table.$G$2:.$G$5" chart:class="chart:scatter" chart:attached-axis="primary-y" chart:style-name="G0S2">
            <chart:domain table:cell-range-address="local-table.$F$2:.$F$5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4"/>
          </chart:series>
          <chart:series chart:label-cell-address="local-table.$I$1" chart:values-cell-range-address="local-table.$I$2:.$I$4" chart:class="chart:scatter" chart:attached-axis="primary-y" chart:style-name="G0S3">
            <chart:domain table:cell-range-address="local-table.$H$2:.$H$4"/>
            <chart:data-point chart:repeated="3"/>
          </chart:series>
          <chart:series chart:label-cell-address="local-table.$K$1" chart:values-cell-range-address="local-table.$K$2:.$K$13" chart:class="chart:scatter" chart:attached-axis="primary-y" chart:style-name="G0S4">
            <chart:domain table:cell-range-address="local-table.$J$2:.$J$13"/>
            <chart:regression-curve chart:style-name="T040">
              <chart:equation chart:automatic-content="true" chart:display-equation="false" chart:display-r-square="false" chart:style-name="TL040"/>
            </chart:regression-curve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0.000460845</text:p>
              </table:table-cell>
              <table:table-cell/>
              <table:table-cell office:value-type="string">
                <text:p>Series3</text:p>
              </table:table-cell>
              <table:table-cell/>
              <table:table-cell office:value-type="string">
                <text:p>Series4</text:p>
              </table:table-cell>
              <table:table-cell/>
              <table:table-cell office:value-type="string">
                <text:p>Series5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6.2370062370062384E-4"/>
            <table:table-cell office:value-type="float" office:value="1"/>
            <table:table-cell office:value-type="float" office:value="4.608454608454609E-4"/>
            <table:table-cell office:value-type="float" office:value="1"/>
            <table:table-cell office:value-type="float" office:value="3.6902286902286907E-4"/>
            <table:table-cell office:value-type="float" office:value="1"/>
            <table:table-cell office:value-type="float" office:value="9.0956340956340972E-4"/>
            <table:table-cell office:value-type="float" office:value="1"/>
            <table:table-cell office:value-type="float" office:value="3.2571032571032574E-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3253638253638257E-3"/>
            <table:table-cell office:value-type="float" office:value="2"/>
            <table:table-cell office:value-type="float" office:value="7.4151074151074161E-4"/>
            <table:table-cell office:value-type="float" office:value="2"/>
            <table:table-cell office:value-type="float" office:value="6.7567567567567571E-4"/>
            <table:table-cell office:value-type="float" office:value="2"/>
            <table:table-cell office:value-type="float" office:value="1.2127512127512129E-3"/>
            <table:table-cell office:value-type="float" office:value="2"/>
            <table:table-cell office:value-type="float" office:value="3.1704781704781711E-3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0790020790020791E-3"/>
            <table:table-cell office:value-type="float" office:value="3"/>
            <table:table-cell office:value-type="float" office:value="1.0845460845460846E-3"/>
            <table:table-cell office:value-type="float" office:value="3"/>
            <table:table-cell office:value-type="float" office:value="1.2560637560637563E-3"/>
            <table:table-cell office:value-type="float" office:value="3"/>
            <table:table-cell office:value-type="float" office:value="1.7844767844767846E-3"/>
            <table:table-cell office:value-type="float" office:value="3"/>
            <table:table-cell office:value-type="float" office:value="3.1185031185031191E-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.4740124740124741E-3"/>
            <table:table-cell office:value-type="float" office:value="4"/>
            <table:table-cell office:value-type="float" office:value="1.4899514899514902E-3"/>
            <table:table-cell office:value-type="float" office:value="4"/>
            <table:table-cell office:value-type="float" office:value="1.4812889812889816E-3"/>
            <table:table-cell/>
            <table:table-cell/>
            <table:table-cell office:value-type="float" office:value="4"/>
            <table:table-cell office:value-type="float" office:value="3.0145530145530147E-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6334026334026337E-3"/>
            <table:table-cell office:value-type="float" office:value="5"/>
            <table:table-cell office:value-type="float" office:value="1.5419265419265422E-3"/>
            <table:table-cell/>
            <table:table-cell/>
            <table:table-cell/>
            <table:table-cell/>
            <table:table-cell office:value-type="float" office:value="5"/>
            <table:table-cell office:value-type="float" office:value="3.1358281358281363E-3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7768537768537772E-3"/>
            <table:table-cell office:value-type="float" office:value="6"/>
            <table:table-cell office:value-type="float" office:value="1.8018018018018023E-3"/>
            <table:table-cell/>
            <table:table-cell/>
            <table:table-cell/>
            <table:table-cell/>
            <table:table-cell office:value-type="float" office:value="6"/>
            <table:table-cell office:value-type="float" office:value="2.5814275814275817E-3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.0557865557865561E-3"/>
            <table:table-cell/>
            <table:table-cell/>
            <table:table-cell/>
            <table:table-cell/>
            <table:table-cell/>
            <table:table-cell/>
            <table:table-cell office:value-type="float" office:value="7"/>
            <table:table-cell office:value-type="float" office:value="2.0963270963270963E-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2446292446292454E-3"/>
            <table:table-cell/>
            <table:table-cell/>
            <table:table-cell/>
            <table:table-cell/>
            <table:table-cell/>
            <table:table-cell/>
            <table:table-cell office:value-type="float" office:value="8"/>
            <table:table-cell office:value-type="float" office:value="1.6978516978516983E-3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4.8163548163548172E-3"/>
            <table:table-cell/>
            <table:table-cell/>
            <table:table-cell/>
            <table:table-cell/>
            <table:table-cell/>
            <table:table-cell/>
            <table:table-cell office:value-type="float" office:value="9"/>
            <table:table-cell office:value-type="float" office:value="1.368676368676369E-3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5.0935550935550938E-3"/>
            <table:table-cell/>
            <table:table-cell/>
            <table:table-cell/>
            <table:table-cell/>
            <table:table-cell/>
            <table:table-cell/>
            <table:table-cell office:value-type="float" office:value="10"/>
            <table:table-cell office:value-type="float" office:value="1.4986139986139988E-3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1"/>
            <table:table-cell office:value-type="float" office:value="7.7962577962577978E-4"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12"/>
            <table:table-cell office:value-type="float" office:value="7.189882189882191E-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9" draw:display-name="SysDot" draw:style="rect" draw:dots1="1" draw:dots1-length="0.02083in" draw:dots2="0" draw:dots2-length="0in" draw:distance="0.02083in"/>
    <draw:stroke-dash draw:name="a3" draw:display-name="SysDot" draw:style="rect" draw:dots1="1" draw:dots1-length="0.01389in" draw:dots2="0" draw:dots2-length="0in" draw:distance="0.01389in"/>
    <draw:stroke-dash draw:name="a5" draw:display-name="SysDot" draw:style="rect" draw:dots1="1" draw:dots1-length="0.02083in" draw:dots2="0" draw:dots2-length="0in" draw:distance="0.02083in"/>
  </office:styles>
</office:document-styles>
</file>